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>
            <text:p>Mesure effectuée le 31/03/2014 à 15:43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ction 0.06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87">
            <text:p>0,087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6">
            <text:p>0,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01874">
            <text:p>0,001874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01874">
            <text:p>0,001874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02499">
            <text:p>0,00249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2499">
            <text:p>0,00249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2">
            <text:p>-0,003232</text:p>
          </table:table-cell>
          <table:table-cell office:value-type="float" office:value="-0.003193">
            <text:p>-0,003193</text:p>
          </table:table-cell>
          <table:table-cell office:value-type="float" office:value="0.001874">
            <text:p>0,001874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02499">
            <text:p>0,00249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02499">
            <text:p>0,00249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0625">
            <text:p>0,000625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06765">
            <text:p>-0,006765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0.006765">
            <text:p>-0,006765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0.034412">
            <text:p>-0,034412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0.034412">
            <text:p>-0,034412</text:p>
          </table:table-cell>
          <table:table-cell table:number-columns-repeated="1019"/>
        </table:table-row>
        <table:table-row table:style-name="ro1">
          <table:table-cell office:value-type="float" office:value="52.052753">
            <text:p>52,05275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3123">
            <text:p>0,003123</text:p>
          </table:table-cell>
          <table:table-cell office:value-type="float" office:value="-0.054706">
            <text:p>-0,054706</text:p>
          </table:table-cell>
          <table:table-cell table:number-columns-repeated="1019"/>
        </table:table-row>
        <table:table-row table:style-name="ro1">
          <table:table-cell office:value-type="float" office:value="52.052753">
            <text:p>52,05275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03123">
            <text:p>0,003123</text:p>
          </table:table-cell>
          <table:table-cell office:value-type="float" office:value="-0.054706">
            <text:p>-0,054706</text:p>
          </table:table-cell>
          <table:table-cell table:number-columns-repeated="1019"/>
        </table:table-row>
        <table:table-row table:style-name="ro1">
          <table:table-cell office:value-type="float" office:value="52.052753">
            <text:p>52,05275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0.074706">
            <text:p>-0,074706</text:p>
          </table:table-cell>
          <table:table-cell table:number-columns-repeated="1019"/>
        </table:table-row>
        <table:table-row table:style-name="ro1">
          <table:table-cell office:value-type="float" office:value="52.052753">
            <text:p>52,05275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0.074706">
            <text:p>-0,074706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0.094118">
            <text:p>-0,094118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0.094118">
            <text:p>-0,094118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4372">
            <text:p>0,004372</text:p>
          </table:table-cell>
          <table:table-cell office:value-type="float" office:value="-0.115">
            <text:p>-0,115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23">
            <text:p>-0,003223</text:p>
          </table:table-cell>
          <table:table-cell office:value-type="float" office:value="-0.003194">
            <text:p>-0,003194</text:p>
          </table:table-cell>
          <table:table-cell office:value-type="float" office:value="0.004372">
            <text:p>0,004372</text:p>
          </table:table-cell>
          <table:table-cell office:value-type="float" office:value="-0.115">
            <text:p>-0,115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3748">
            <text:p>0,003748</text:p>
          </table:table-cell>
          <table:table-cell office:value-type="float" office:value="-0.136765">
            <text:p>-0,136765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3748">
            <text:p>0,003748</text:p>
          </table:table-cell>
          <table:table-cell office:value-type="float" office:value="-0.136765">
            <text:p>-0,136765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05622">
            <text:p>0,005622</text:p>
          </table:table-cell>
          <table:table-cell office:value-type="float" office:value="-0.154118">
            <text:p>-0,154118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05622">
            <text:p>0,005622</text:p>
          </table:table-cell>
          <table:table-cell office:value-type="float" office:value="-0.154118">
            <text:p>-0,154118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0.177941">
            <text:p>-0,177941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4372">
            <text:p>0,004372</text:p>
          </table:table-cell>
          <table:table-cell office:value-type="float" office:value="-0.177941">
            <text:p>-0,177941</text:p>
          </table:table-cell>
          <table:table-cell table:number-columns-repeated="1019"/>
        </table:table-row>
        <table:table-row table:style-name="ro1">
          <table:table-cell office:value-type="float" office:value="83.284401">
            <text:p>83,28440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4997">
            <text:p>0,004997</text:p>
          </table:table-cell>
          <table:table-cell office:value-type="float" office:value="-0.196765">
            <text:p>-0,196765</text:p>
          </table:table-cell>
          <table:table-cell table:number-columns-repeated="1019"/>
        </table:table-row>
        <table:table-row table:style-name="ro1">
          <table:table-cell office:value-type="float" office:value="83.284401">
            <text:p>83,28440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4997">
            <text:p>0,004997</text:p>
          </table:table-cell>
          <table:table-cell office:value-type="float" office:value="-0.196765">
            <text:p>-0,196765</text:p>
          </table:table-cell>
          <table:table-cell table:number-columns-repeated="1019"/>
        </table:table-row>
        <table:table-row table:style-name="ro1">
          <table:table-cell office:value-type="float" office:value="104.105507">
            <text:p>104,10550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6246">
            <text:p>0,006246</text:p>
          </table:table-cell>
          <table:table-cell office:value-type="float" office:value="-0.216176">
            <text:p>-0,216176</text:p>
          </table:table-cell>
          <table:table-cell table:number-columns-repeated="1019"/>
        </table:table-row>
        <table:table-row table:style-name="ro1">
          <table:table-cell office:value-type="float" office:value="104.105507">
            <text:p>104,1055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6246">
            <text:p>0,006246</text:p>
          </table:table-cell>
          <table:table-cell office:value-type="float" office:value="-0.216176">
            <text:p>-0,216176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6871">
            <text:p>0,006871</text:p>
          </table:table-cell>
          <table:table-cell office:value-type="float" office:value="-0.236765">
            <text:p>-0,236765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06871">
            <text:p>0,006871</text:p>
          </table:table-cell>
          <table:table-cell office:value-type="float" office:value="-0.236765">
            <text:p>-0,236765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6871">
            <text:p>0,006871</text:p>
          </table:table-cell>
          <table:table-cell office:value-type="float" office:value="-0.255882">
            <text:p>-0,255882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6871">
            <text:p>0,006871</text:p>
          </table:table-cell>
          <table:table-cell office:value-type="float" office:value="-0.255882">
            <text:p>-0,255882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6871">
            <text:p>0,006871</text:p>
          </table:table-cell>
          <table:table-cell office:value-type="float" office:value="-0.275">
            <text:p>-0,275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6871">
            <text:p>0,006871</text:p>
          </table:table-cell>
          <table:table-cell office:value-type="float" office:value="-0.275">
            <text:p>-0,275</text:p>
          </table:table-cell>
          <table:table-cell table:number-columns-repeated="1019"/>
        </table:table-row>
        <table:table-row table:style-name="ro1">
          <table:table-cell office:value-type="float" office:value="135.337158">
            <text:p>135,337158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0812">
            <text:p>0,00812</text:p>
          </table:table-cell>
          <table:table-cell office:value-type="float" office:value="-0.294412">
            <text:p>-0,294412</text:p>
          </table:table-cell>
          <table:table-cell table:number-columns-repeated="1019"/>
        </table:table-row>
        <table:table-row table:style-name="ro1">
          <table:table-cell office:value-type="float" office:value="135.337158">
            <text:p>135,33715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812">
            <text:p>0,00812</text:p>
          </table:table-cell>
          <table:table-cell office:value-type="float" office:value="-0.294412">
            <text:p>-0,294412</text:p>
          </table:table-cell>
          <table:table-cell table:number-columns-repeated="1019"/>
        </table:table-row>
        <table:table-row table:style-name="ro1">
          <table:table-cell office:value-type="float" office:value="135.337158">
            <text:p>135,33715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812">
            <text:p>0,00812</text:p>
          </table:table-cell>
          <table:table-cell office:value-type="float" office:value="-0.317059">
            <text:p>-0,317059</text:p>
          </table:table-cell>
          <table:table-cell table:number-columns-repeated="1019"/>
        </table:table-row>
        <table:table-row table:style-name="ro1">
          <table:table-cell office:value-type="float" office:value="135.337158">
            <text:p>135,337158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0812">
            <text:p>0,00812</text:p>
          </table:table-cell>
          <table:table-cell office:value-type="float" office:value="-0.317059">
            <text:p>-0,317059</text:p>
          </table:table-cell>
          <table:table-cell table:number-columns-repeated="1019"/>
        </table:table-row>
        <table:table-row table:style-name="ro1">
          <table:table-cell office:value-type="float" office:value="135.337158">
            <text:p>135,33715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812">
            <text:p>0,00812</text:p>
          </table:table-cell>
          <table:table-cell office:value-type="float" office:value="-0.335882">
            <text:p>-0,335882</text:p>
          </table:table-cell>
          <table:table-cell table:number-columns-repeated="1019"/>
        </table:table-row>
        <table:table-row table:style-name="ro1">
          <table:table-cell office:value-type="float" office:value="135.337158">
            <text:p>135,33715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812">
            <text:p>0,00812</text:p>
          </table:table-cell>
          <table:table-cell office:value-type="float" office:value="-0.335882">
            <text:p>-0,335882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9994">
            <text:p>0,009994</text:p>
          </table:table-cell>
          <table:table-cell office:value-type="float" office:value="-0.355294">
            <text:p>-0,355294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9994">
            <text:p>0,009994</text:p>
          </table:table-cell>
          <table:table-cell office:value-type="float" office:value="-0.355294">
            <text:p>-0,355294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8745">
            <text:p>0,008745</text:p>
          </table:table-cell>
          <table:table-cell office:value-type="float" office:value="-0.375294">
            <text:p>-0,375294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8745">
            <text:p>0,008745</text:p>
          </table:table-cell>
          <table:table-cell office:value-type="float" office:value="-0.375294">
            <text:p>-0,375294</text:p>
          </table:table-cell>
          <table:table-cell table:number-columns-repeated="1019"/>
        </table:table-row>
        <table:table-row table:style-name="ro1">
          <table:table-cell office:value-type="float" office:value="156.158264">
            <text:p>156,15826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9369">
            <text:p>0,009369</text:p>
          </table:table-cell>
          <table:table-cell office:value-type="float" office:value="-0.394706">
            <text:p>-0,394706</text:p>
          </table:table-cell>
          <table:table-cell table:number-columns-repeated="1019"/>
        </table:table-row>
        <table:table-row table:style-name="ro1">
          <table:table-cell office:value-type="float" office:value="156.158264">
            <text:p>156,15826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9369">
            <text:p>0,009369</text:p>
          </table:table-cell>
          <table:table-cell office:value-type="float" office:value="-0.394706">
            <text:p>-0,394706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9994">
            <text:p>0,009994</text:p>
          </table:table-cell>
          <table:table-cell office:value-type="float" office:value="-0.413235">
            <text:p>-0,413235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9994">
            <text:p>0,009994</text:p>
          </table:table-cell>
          <table:table-cell office:value-type="float" office:value="-0.413235">
            <text:p>-0,413235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8745">
            <text:p>0,008745</text:p>
          </table:table-cell>
          <table:table-cell office:value-type="float" office:value="-0.434412">
            <text:p>-0,434412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8745">
            <text:p>0,008745</text:p>
          </table:table-cell>
          <table:table-cell office:value-type="float" office:value="-0.434412">
            <text:p>-0,434412</text:p>
          </table:table-cell>
          <table:table-cell table:number-columns-repeated="1019"/>
        </table:table-row>
        <table:table-row table:style-name="ro1">
          <table:table-cell office:value-type="float" office:value="176.979355">
            <text:p>176,97935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10619">
            <text:p>0,010619</text:p>
          </table:table-cell>
          <table:table-cell office:value-type="float" office:value="-0.453824">
            <text:p>-0,453824</text:p>
          </table:table-cell>
          <table:table-cell table:number-columns-repeated="1019"/>
        </table:table-row>
        <table:table-row table:style-name="ro1">
          <table:table-cell office:value-type="float" office:value="176.979355">
            <text:p>176,97935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0619">
            <text:p>0,010619</text:p>
          </table:table-cell>
          <table:table-cell office:value-type="float" office:value="-0.453824">
            <text:p>-0,453824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11243">
            <text:p>0,011243</text:p>
          </table:table-cell>
          <table:table-cell office:value-type="float" office:value="-0.473824">
            <text:p>-0,473824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11243">
            <text:p>0,011243</text:p>
          </table:table-cell>
          <table:table-cell office:value-type="float" office:value="-0.473824">
            <text:p>-0,473824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494118">
            <text:p>-0,494118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1868">
            <text:p>0,011868</text:p>
          </table:table-cell>
          <table:table-cell office:value-type="float" office:value="-0.494118">
            <text:p>-0,494118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11868">
            <text:p>0,011868</text:p>
          </table:table-cell>
          <table:table-cell office:value-type="float" office:value="-0.514118">
            <text:p>-0,514118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514118">
            <text:p>-0,514118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1868">
            <text:p>0,011868</text:p>
          </table:table-cell>
          <table:table-cell office:value-type="float" office:value="-0.533824">
            <text:p>-0,533824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1868">
            <text:p>0,011868</text:p>
          </table:table-cell>
          <table:table-cell office:value-type="float" office:value="-0.533824">
            <text:p>-0,533824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12493">
            <text:p>0,012493</text:p>
          </table:table-cell>
          <table:table-cell office:value-type="float" office:value="-0.553235">
            <text:p>-0,55323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12493">
            <text:p>0,012493</text:p>
          </table:table-cell>
          <table:table-cell office:value-type="float" office:value="-0.553235">
            <text:p>-0,553235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4367">
            <text:p>0,014367</text:p>
          </table:table-cell>
          <table:table-cell office:value-type="float" office:value="-0.571765">
            <text:p>-0,571765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4367">
            <text:p>0,014367</text:p>
          </table:table-cell>
          <table:table-cell office:value-type="float" office:value="-0.571765">
            <text:p>-0,57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3117">
            <text:p>0,013117</text:p>
          </table:table-cell>
          <table:table-cell office:value-type="float" office:value="-0.591176">
            <text:p>-0,591176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3117">
            <text:p>0,013117</text:p>
          </table:table-cell>
          <table:table-cell office:value-type="float" office:value="-0.610588">
            <text:p>-0,610588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3117">
            <text:p>0,013117</text:p>
          </table:table-cell>
          <table:table-cell office:value-type="float" office:value="-0.610588">
            <text:p>-0,610588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13117">
            <text:p>0,013117</text:p>
          </table:table-cell>
          <table:table-cell office:value-type="float" office:value="-0.629412">
            <text:p>-0,629412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3742">
            <text:p>0,013742</text:p>
          </table:table-cell>
          <table:table-cell office:value-type="float" office:value="-0.629412">
            <text:p>-0,629412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3742">
            <text:p>0,013742</text:p>
          </table:table-cell>
          <table:table-cell office:value-type="float" office:value="-0.648529">
            <text:p>-0,648529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3742">
            <text:p>0,013742</text:p>
          </table:table-cell>
          <table:table-cell office:value-type="float" office:value="-0.648529">
            <text:p>-0,648529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3742">
            <text:p>0,013742</text:p>
          </table:table-cell>
          <table:table-cell office:value-type="float" office:value="-0.667941">
            <text:p>-0,667941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13742">
            <text:p>0,013742</text:p>
          </table:table-cell>
          <table:table-cell office:value-type="float" office:value="-0.667941">
            <text:p>-0,667941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4367">
            <text:p>0,014367</text:p>
          </table:table-cell>
          <table:table-cell office:value-type="float" office:value="-0.686765">
            <text:p>-0,686765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14367">
            <text:p>0,014367</text:p>
          </table:table-cell>
          <table:table-cell office:value-type="float" office:value="-0.686765">
            <text:p>-0,686765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705882">
            <text:p>-0,705882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1624">
            <text:p>0,01624</text:p>
          </table:table-cell>
          <table:table-cell office:value-type="float" office:value="-0.705882">
            <text:p>-0,705882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16865">
            <text:p>0,016865</text:p>
          </table:table-cell>
          <table:table-cell office:value-type="float" office:value="-0.725294">
            <text:p>-0,725294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16865">
            <text:p>0,016865</text:p>
          </table:table-cell>
          <table:table-cell office:value-type="float" office:value="-0.725294">
            <text:p>-0,725294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744706">
            <text:p>-0,744706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624">
            <text:p>0,01624</text:p>
          </table:table-cell>
          <table:table-cell office:value-type="float" office:value="-0.744706">
            <text:p>-0,744706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16865">
            <text:p>0,016865</text:p>
          </table:table-cell>
          <table:table-cell office:value-type="float" office:value="-0.763824">
            <text:p>-0,763824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16865">
            <text:p>0,016865</text:p>
          </table:table-cell>
          <table:table-cell office:value-type="float" office:value="-0.763824">
            <text:p>-0,763824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1749">
            <text:p>0,01749</text:p>
          </table:table-cell>
          <table:table-cell office:value-type="float" office:value="-0.782941">
            <text:p>-0,782941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1749">
            <text:p>0,01749</text:p>
          </table:table-cell>
          <table:table-cell office:value-type="float" office:value="-0.782941">
            <text:p>-0,782941</text:p>
          </table:table-cell>
          <table:table-cell table:number-columns-repeated="1019"/>
        </table:table-row>
        <table:table-row table:style-name="ro1">
          <table:table-cell office:value-type="float" office:value="301.905975">
            <text:p>301,90597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18114">
            <text:p>0,018114</text:p>
          </table:table-cell>
          <table:table-cell office:value-type="float" office:value="-0.802941">
            <text:p>-0,802941</text:p>
          </table:table-cell>
          <table:table-cell table:number-columns-repeated="1019"/>
        </table:table-row>
        <table:table-row table:style-name="ro1">
          <table:table-cell office:value-type="float" office:value="301.905975">
            <text:p>301,90597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18114">
            <text:p>0,018114</text:p>
          </table:table-cell>
          <table:table-cell office:value-type="float" office:value="-0.802941">
            <text:p>-0,802941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8739">
            <text:p>0,018739</text:p>
          </table:table-cell>
          <table:table-cell office:value-type="float" office:value="-0.826176">
            <text:p>-0,826176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018739">
            <text:p>0,018739</text:p>
          </table:table-cell>
          <table:table-cell office:value-type="float" office:value="-0.826176">
            <text:p>-0,826176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18739">
            <text:p>0,018739</text:p>
          </table:table-cell>
          <table:table-cell office:value-type="float" office:value="-0.841765">
            <text:p>-0,841765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8739">
            <text:p>0,018739</text:p>
          </table:table-cell>
          <table:table-cell office:value-type="float" office:value="-0.860588">
            <text:p>-0,860588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18739">
            <text:p>0,018739</text:p>
          </table:table-cell>
          <table:table-cell office:value-type="float" office:value="-0.860588">
            <text:p>-0,860588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18739">
            <text:p>0,018739</text:p>
          </table:table-cell>
          <table:table-cell office:value-type="float" office:value="-0.879706">
            <text:p>-0,879706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31">
            <text:p>-0,003231</text:p>
          </table:table-cell>
          <table:table-cell office:value-type="float" office:value="-0.003193">
            <text:p>-0,003193</text:p>
          </table:table-cell>
          <table:table-cell office:value-type="float" office:value="0.019364">
            <text:p>0,019364</text:p>
          </table:table-cell>
          <table:table-cell office:value-type="float" office:value="-0.879706">
            <text:p>-0,879706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8739">
            <text:p>0,018739</text:p>
          </table:table-cell>
          <table:table-cell office:value-type="float" office:value="-0.898529">
            <text:p>-0,898529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8739">
            <text:p>0,018739</text:p>
          </table:table-cell>
          <table:table-cell office:value-type="float" office:value="-0.898529">
            <text:p>-0,898529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9988">
            <text:p>0,019988</text:p>
          </table:table-cell>
          <table:table-cell office:value-type="float" office:value="-0.917941">
            <text:p>-0,917941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9988">
            <text:p>0,019988</text:p>
          </table:table-cell>
          <table:table-cell office:value-type="float" office:value="-0.917941">
            <text:p>-0,917941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1238">
            <text:p>0,021238</text:p>
          </table:table-cell>
          <table:table-cell office:value-type="float" office:value="-0.937059">
            <text:p>-0,937059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1238">
            <text:p>0,021238</text:p>
          </table:table-cell>
          <table:table-cell office:value-type="float" office:value="-0.937059">
            <text:p>-0,937059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0613">
            <text:p>0,020613</text:p>
          </table:table-cell>
          <table:table-cell office:value-type="float" office:value="-0.956471">
            <text:p>-0,956471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20613">
            <text:p>0,020613</text:p>
          </table:table-cell>
          <table:table-cell office:value-type="float" office:value="-0.956471">
            <text:p>-0,956471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1238">
            <text:p>0,021238</text:p>
          </table:table-cell>
          <table:table-cell office:value-type="float" office:value="-0.975882">
            <text:p>-0,975882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1238">
            <text:p>0,021238</text:p>
          </table:table-cell>
          <table:table-cell office:value-type="float" office:value="-0.975882">
            <text:p>-0,975882</text:p>
          </table:table-cell>
          <table:table-cell table:number-columns-repeated="1019"/>
        </table:table-row>
        <table:table-row table:style-name="ro1">
          <table:table-cell office:value-type="float" office:value="364.369263">
            <text:p>364,36926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1862">
            <text:p>0,021862</text:p>
          </table:table-cell>
          <table:table-cell office:value-type="float" office:value="-0.994706">
            <text:p>-0,994706</text:p>
          </table:table-cell>
          <table:table-cell table:number-columns-repeated="1019"/>
        </table:table-row>
        <table:table-row table:style-name="ro1">
          <table:table-cell office:value-type="float" office:value="364.369263">
            <text:p>364,36926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1862">
            <text:p>0,021862</text:p>
          </table:table-cell>
          <table:table-cell office:value-type="float" office:value="-0.994706">
            <text:p>-0,994706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23111">
            <text:p>0,023111</text:p>
          </table:table-cell>
          <table:table-cell office:value-type="float" office:value="-1.013824">
            <text:p>-1,013824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1.013824">
            <text:p>-1,013824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3111">
            <text:p>0,023111</text:p>
          </table:table-cell>
          <table:table-cell office:value-type="float" office:value="-1.033235">
            <text:p>-1,033235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1.033235">
            <text:p>-1,033235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3111">
            <text:p>0,023111</text:p>
          </table:table-cell>
          <table:table-cell office:value-type="float" office:value="-1.053235">
            <text:p>-1,053235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1.053235">
            <text:p>-1,053235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23736">
            <text:p>0,023736</text:p>
          </table:table-cell>
          <table:table-cell office:value-type="float" office:value="-1.072647">
            <text:p>-1,072647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23736">
            <text:p>0,023736</text:p>
          </table:table-cell>
          <table:table-cell office:value-type="float" office:value="-1.072647">
            <text:p>-1,072647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4361">
            <text:p>0,024361</text:p>
          </table:table-cell>
          <table:table-cell office:value-type="float" office:value="-1.091765">
            <text:p>-1,091765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4361">
            <text:p>0,024361</text:p>
          </table:table-cell>
          <table:table-cell office:value-type="float" office:value="-1.091765">
            <text:p>-1,09176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24985">
            <text:p>0,024985</text:p>
          </table:table-cell>
          <table:table-cell office:value-type="float" office:value="-1.111471">
            <text:p>-1,111471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24985">
            <text:p>0,024985</text:p>
          </table:table-cell>
          <table:table-cell office:value-type="float" office:value="-1.130588">
            <text:p>-1,130588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24361">
            <text:p>0,024361</text:p>
          </table:table-cell>
          <table:table-cell office:value-type="float" office:value="-1.130588">
            <text:p>-1,130588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4361">
            <text:p>0,024361</text:p>
          </table:table-cell>
          <table:table-cell office:value-type="float" office:value="-1.15">
            <text:p>-1,1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1.15">
            <text:p>-1,15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6235">
            <text:p>0,026235</text:p>
          </table:table-cell>
          <table:table-cell office:value-type="float" office:value="-1.168529">
            <text:p>-1,168529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26235">
            <text:p>0,026235</text:p>
          </table:table-cell>
          <table:table-cell office:value-type="float" office:value="-1.168529">
            <text:p>-1,168529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2561">
            <text:p>0,02561</text:p>
          </table:table-cell>
          <table:table-cell office:value-type="float" office:value="-1.187941">
            <text:p>-1,187941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561">
            <text:p>0,02561</text:p>
          </table:table-cell>
          <table:table-cell office:value-type="float" office:value="-1.187941">
            <text:p>-1,187941</text:p>
          </table:table-cell>
          <table:table-cell table:number-columns-repeated="1019"/>
        </table:table-row>
        <table:table-row table:style-name="ro1">
          <table:table-cell office:value-type="float" office:value="447.653656">
            <text:p>447,65365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6859">
            <text:p>0,026859</text:p>
          </table:table-cell>
          <table:table-cell office:value-type="float" office:value="-1.206471">
            <text:p>-1,206471</text:p>
          </table:table-cell>
          <table:table-cell table:number-columns-repeated="1019"/>
        </table:table-row>
        <table:table-row table:style-name="ro1">
          <table:table-cell office:value-type="float" office:value="447.653656">
            <text:p>447,65365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6859">
            <text:p>0,026859</text:p>
          </table:table-cell>
          <table:table-cell office:value-type="float" office:value="-1.206471">
            <text:p>-1,206471</text:p>
          </table:table-cell>
          <table:table-cell table:number-columns-repeated="1019"/>
        </table:table-row>
        <table:table-row table:style-name="ro1">
          <table:table-cell office:value-type="float" office:value="458.064209">
            <text:p>458,06420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27484">
            <text:p>0,027484</text:p>
          </table:table-cell>
          <table:table-cell office:value-type="float" office:value="-1.225882">
            <text:p>-1,225882</text:p>
          </table:table-cell>
          <table:table-cell table:number-columns-repeated="1019"/>
        </table:table-row>
        <table:table-row table:style-name="ro1">
          <table:table-cell office:value-type="float" office:value="458.064209">
            <text:p>458,06420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27484">
            <text:p>0,027484</text:p>
          </table:table-cell>
          <table:table-cell office:value-type="float" office:value="-1.225882">
            <text:p>-1,225882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28108">
            <text:p>0,028108</text:p>
          </table:table-cell>
          <table:table-cell office:value-type="float" office:value="-1.244706">
            <text:p>-1,244706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8108">
            <text:p>0,028108</text:p>
          </table:table-cell>
          <table:table-cell office:value-type="float" office:value="-1.244706">
            <text:p>-1,244706</text:p>
          </table:table-cell>
          <table:table-cell table:number-columns-repeated="1019"/>
        </table:table-row>
        <table:table-row table:style-name="ro1">
          <table:table-cell office:value-type="float" office:value="489.295868">
            <text:p>489,29586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29358">
            <text:p>0,029358</text:p>
          </table:table-cell>
          <table:table-cell office:value-type="float" office:value="-1.264118">
            <text:p>-1,264118</text:p>
          </table:table-cell>
          <table:table-cell table:number-columns-repeated="1019"/>
        </table:table-row>
        <table:table-row table:style-name="ro1">
          <table:table-cell office:value-type="float" office:value="489.295868">
            <text:p>489,295868</text:p>
          </table:table-cell>
          <table:table-cell office:value-type="float" office:value="-0.003231">
            <text:p>-0,003231</text:p>
          </table:table-cell>
          <table:table-cell office:value-type="float" office:value="-0.00319">
            <text:p>-0,00319</text:p>
          </table:table-cell>
          <table:table-cell office:value-type="float" office:value="0.029358">
            <text:p>0,029358</text:p>
          </table:table-cell>
          <table:table-cell office:value-type="float" office:value="-1.264118">
            <text:p>-1,264118</text:p>
          </table:table-cell>
          <table:table-cell table:number-columns-repeated="1019"/>
        </table:table-row>
        <table:table-row table:style-name="ro1">
          <table:table-cell office:value-type="float" office:value="478.885315">
            <text:p>478,88531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8733">
            <text:p>0,028733</text:p>
          </table:table-cell>
          <table:table-cell office:value-type="float" office:value="-1.283529">
            <text:p>-1,283529</text:p>
          </table:table-cell>
          <table:table-cell table:number-columns-repeated="1019"/>
        </table:table-row>
        <table:table-row table:style-name="ro1">
          <table:table-cell office:value-type="float" office:value="478.885315">
            <text:p>478,88531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28733">
            <text:p>0,028733</text:p>
          </table:table-cell>
          <table:table-cell office:value-type="float" office:value="-1.283529">
            <text:p>-1,283529</text:p>
          </table:table-cell>
          <table:table-cell table:number-columns-repeated="1019"/>
        </table:table-row>
        <table:table-row table:style-name="ro1">
          <table:table-cell office:value-type="float" office:value="489.295868">
            <text:p>489,29586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29358">
            <text:p>0,029358</text:p>
          </table:table-cell>
          <table:table-cell office:value-type="float" office:value="-1.303235">
            <text:p>-1,303235</text:p>
          </table:table-cell>
          <table:table-cell table:number-columns-repeated="1019"/>
        </table:table-row>
        <table:table-row table:style-name="ro1">
          <table:table-cell office:value-type="float" office:value="489.295868">
            <text:p>489,29586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29358">
            <text:p>0,029358</text:p>
          </table:table-cell>
          <table:table-cell office:value-type="float" office:value="-1.303235">
            <text:p>-1,303235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9982">
            <text:p>0,029982</text:p>
          </table:table-cell>
          <table:table-cell office:value-type="float" office:value="-1.323235">
            <text:p>-1,323235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9982">
            <text:p>0,029982</text:p>
          </table:table-cell>
          <table:table-cell office:value-type="float" office:value="-1.323235">
            <text:p>-1,323235</text:p>
          </table:table-cell>
          <table:table-cell table:number-columns-repeated="1019"/>
        </table:table-row>
        <table:table-row table:style-name="ro1">
          <table:table-cell office:value-type="float" office:value="510.116974">
            <text:p>510,11697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0607">
            <text:p>0,030607</text:p>
          </table:table-cell>
          <table:table-cell office:value-type="float" office:value="-1.342941">
            <text:p>-1,342941</text:p>
          </table:table-cell>
          <table:table-cell table:number-columns-repeated="1019"/>
        </table:table-row>
        <table:table-row table:style-name="ro1">
          <table:table-cell office:value-type="float" office:value="510.116974">
            <text:p>510,116974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30607">
            <text:p>0,030607</text:p>
          </table:table-cell>
          <table:table-cell office:value-type="float" office:value="-1.342941">
            <text:p>-1,342941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1232">
            <text:p>0,031232</text:p>
          </table:table-cell>
          <table:table-cell office:value-type="float" office:value="-1.364412">
            <text:p>-1,364412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31232">
            <text:p>0,031232</text:p>
          </table:table-cell>
          <table:table-cell office:value-type="float" office:value="-1.364412">
            <text:p>-1,364412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31856">
            <text:p>0,031856</text:p>
          </table:table-cell>
          <table:table-cell office:value-type="float" office:value="-1.381176">
            <text:p>-1,381176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31856">
            <text:p>0,031856</text:p>
          </table:table-cell>
          <table:table-cell office:value-type="float" office:value="-1.400294">
            <text:p>-1,400294</text:p>
          </table:table-cell>
          <table:table-cell table:number-columns-repeated="1019"/>
        </table:table-row>
        <table:table-row table:style-name="ro1">
          <table:table-cell office:value-type="float" office:value="510.116974">
            <text:p>510,11697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0607">
            <text:p>0,030607</text:p>
          </table:table-cell>
          <table:table-cell office:value-type="float" office:value="-1.400294">
            <text:p>-1,400294</text:p>
          </table:table-cell>
          <table:table-cell table:number-columns-repeated="1019"/>
        </table:table-row>
        <table:table-row table:style-name="ro1">
          <table:table-cell office:value-type="float" office:value="510.116974">
            <text:p>510,11697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30607">
            <text:p>0,030607</text:p>
          </table:table-cell>
          <table:table-cell office:value-type="float" office:value="-1.419412">
            <text:p>-1,419412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32481">
            <text:p>0,032481</text:p>
          </table:table-cell>
          <table:table-cell office:value-type="float" office:value="-1.419412">
            <text:p>-1,419412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32481">
            <text:p>0,032481</text:p>
          </table:table-cell>
          <table:table-cell office:value-type="float" office:value="-1.438529">
            <text:p>-1,438529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32481">
            <text:p>0,032481</text:p>
          </table:table-cell>
          <table:table-cell office:value-type="float" office:value="-1.438529">
            <text:p>-1,438529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1856">
            <text:p>0,031856</text:p>
          </table:table-cell>
          <table:table-cell office:value-type="float" office:value="-1.457647">
            <text:p>-1,457647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31856">
            <text:p>0,031856</text:p>
          </table:table-cell>
          <table:table-cell office:value-type="float" office:value="-1.457647">
            <text:p>-1,457647</text:p>
          </table:table-cell>
          <table:table-cell table:number-columns-repeated="1019"/>
        </table:table-row>
        <table:table-row table:style-name="ro1">
          <table:table-cell office:value-type="float" office:value="572.580261">
            <text:p>572,58026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34355">
            <text:p>0,034355</text:p>
          </table:table-cell>
          <table:table-cell office:value-type="float" office:value="-1.476471">
            <text:p>-1,476471</text:p>
          </table:table-cell>
          <table:table-cell table:number-columns-repeated="1019"/>
        </table:table-row>
        <table:table-row table:style-name="ro1">
          <table:table-cell office:value-type="float" office:value="572.580261">
            <text:p>572,58026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34355">
            <text:p>0,034355</text:p>
          </table:table-cell>
          <table:table-cell office:value-type="float" office:value="-1.476471">
            <text:p>-1,476471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6">
            <text:p>-0,003226</text:p>
          </table:table-cell>
          <table:table-cell office:value-type="float" office:value="-0.003191">
            <text:p>-0,003191</text:p>
          </table:table-cell>
          <table:table-cell office:value-type="float" office:value="0.03373">
            <text:p>0,03373</text:p>
          </table:table-cell>
          <table:table-cell office:value-type="float" office:value="-1.496471">
            <text:p>-1,496471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3373">
            <text:p>0,03373</text:p>
          </table:table-cell>
          <table:table-cell office:value-type="float" office:value="-1.496471">
            <text:p>-1,496471</text:p>
          </table:table-cell>
          <table:table-cell table:number-columns-repeated="1019"/>
        </table:table-row>
        <table:table-row table:style-name="ro1">
          <table:table-cell office:value-type="float" office:value="551.759155">
            <text:p>551,75915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33106">
            <text:p>0,033106</text:p>
          </table:table-cell>
          <table:table-cell office:value-type="float" office:value="-1.515">
            <text:p>-1,515</text:p>
          </table:table-cell>
          <table:table-cell table:number-columns-repeated="1019"/>
        </table:table-row>
        <table:table-row table:style-name="ro1">
          <table:table-cell office:value-type="float" office:value="551.759155">
            <text:p>551,7591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3106">
            <text:p>0,033106</text:p>
          </table:table-cell>
          <table:table-cell office:value-type="float" office:value="-1.515">
            <text:p>-1,515</text:p>
          </table:table-cell>
          <table:table-cell table:number-columns-repeated="1019"/>
        </table:table-row>
        <table:table-row table:style-name="ro1">
          <table:table-cell office:value-type="float" office:value="572.580261">
            <text:p>572,5802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4355">
            <text:p>0,034355</text:p>
          </table:table-cell>
          <table:table-cell office:value-type="float" office:value="-1.533529">
            <text:p>-1,533529</text:p>
          </table:table-cell>
          <table:table-cell table:number-columns-repeated="1019"/>
        </table:table-row>
        <table:table-row table:style-name="ro1">
          <table:table-cell office:value-type="float" office:value="572.580261">
            <text:p>572,58026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34355">
            <text:p>0,034355</text:p>
          </table:table-cell>
          <table:table-cell office:value-type="float" office:value="-1.533529">
            <text:p>-1,533529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5604">
            <text:p>0,035604</text:p>
          </table:table-cell>
          <table:table-cell office:value-type="float" office:value="-1.553235">
            <text:p>-1,553235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35604">
            <text:p>0,035604</text:p>
          </table:table-cell>
          <table:table-cell office:value-type="float" office:value="-1.553235">
            <text:p>-1,553235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35604">
            <text:p>0,035604</text:p>
          </table:table-cell>
          <table:table-cell office:value-type="float" office:value="-1.572647">
            <text:p>-1,572647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5604">
            <text:p>0,035604</text:p>
          </table:table-cell>
          <table:table-cell office:value-type="float" office:value="-1.572647">
            <text:p>-1,572647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35604">
            <text:p>0,035604</text:p>
          </table:table-cell>
          <table:table-cell office:value-type="float" office:value="-1.592059">
            <text:p>-1,592059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35604">
            <text:p>0,035604</text:p>
          </table:table-cell>
          <table:table-cell office:value-type="float" office:value="-1.592059">
            <text:p>-1,592059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36229">
            <text:p>0,036229</text:p>
          </table:table-cell>
          <table:table-cell office:value-type="float" office:value="-1.610588">
            <text:p>-1,610588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36229">
            <text:p>0,036229</text:p>
          </table:table-cell>
          <table:table-cell office:value-type="float" office:value="-1.630294">
            <text:p>-1,630294</text:p>
          </table:table-cell>
          <table:table-cell table:number-columns-repeated="1019"/>
        </table:table-row>
        <table:table-row table:style-name="ro1">
          <table:table-cell office:value-type="float" office:value="635.043579">
            <text:p>635,043579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38103">
            <text:p>0,038103</text:p>
          </table:table-cell>
          <table:table-cell office:value-type="float" office:value="-1.630294">
            <text:p>-1,630294</text:p>
          </table:table-cell>
          <table:table-cell table:number-columns-repeated="1019"/>
        </table:table-row>
        <table:table-row table:style-name="ro1">
          <table:table-cell office:value-type="float" office:value="635.043579">
            <text:p>635,04357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38103">
            <text:p>0,038103</text:p>
          </table:table-cell>
          <table:table-cell office:value-type="float" office:value="-1.649412">
            <text:p>-1,649412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37478">
            <text:p>0,037478</text:p>
          </table:table-cell>
          <table:table-cell office:value-type="float" office:value="-1.649412">
            <text:p>-1,649412</text:p>
          </table:table-cell>
          <table:table-cell table:number-columns-repeated="1019"/>
        </table:table-row>
        <table:table-row table:style-name="ro1">
          <table:table-cell office:value-type="float" office:value="635.043579">
            <text:p>635,04357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38103">
            <text:p>0,038103</text:p>
          </table:table-cell>
          <table:table-cell office:value-type="float" office:value="-1.667941">
            <text:p>-1,667941</text:p>
          </table:table-cell>
          <table:table-cell table:number-columns-repeated="1019"/>
        </table:table-row>
        <table:table-row table:style-name="ro1">
          <table:table-cell office:value-type="float" office:value="635.043579">
            <text:p>635,043579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38103">
            <text:p>0,038103</text:p>
          </table:table-cell>
          <table:table-cell office:value-type="float" office:value="-1.667941">
            <text:p>-1,667941</text:p>
          </table:table-cell>
          <table:table-cell table:number-columns-repeated="1019"/>
        </table:table-row>
        <table:table-row table:style-name="ro1">
          <table:table-cell office:value-type="float" office:value="614.222473">
            <text:p>614,22247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6853">
            <text:p>0,036853</text:p>
          </table:table-cell>
          <table:table-cell office:value-type="float" office:value="-1.687353">
            <text:p>-1,687353</text:p>
          </table:table-cell>
          <table:table-cell table:number-columns-repeated="1019"/>
        </table:table-row>
        <table:table-row table:style-name="ro1">
          <table:table-cell office:value-type="float" office:value="614.222473">
            <text:p>614,222473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36853">
            <text:p>0,036853</text:p>
          </table:table-cell>
          <table:table-cell office:value-type="float" office:value="-1.687353">
            <text:p>-1,687353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38727">
            <text:p>0,038727</text:p>
          </table:table-cell>
          <table:table-cell office:value-type="float" office:value="-1.706177">
            <text:p>-1,706177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38727">
            <text:p>0,038727</text:p>
          </table:table-cell>
          <table:table-cell office:value-type="float" office:value="-1.706177">
            <text:p>-1,706177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9352">
            <text:p>0,039352</text:p>
          </table:table-cell>
          <table:table-cell office:value-type="float" office:value="-1.725">
            <text:p>-1,725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39352">
            <text:p>0,039352</text:p>
          </table:table-cell>
          <table:table-cell office:value-type="float" office:value="-1.725">
            <text:p>-1,725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39977">
            <text:p>0,039977</text:p>
          </table:table-cell>
          <table:table-cell office:value-type="float" office:value="-1.744706">
            <text:p>-1,744706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9977">
            <text:p>0,039977</text:p>
          </table:table-cell>
          <table:table-cell office:value-type="float" office:value="-1.744706">
            <text:p>-1,744706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39977">
            <text:p>0,039977</text:p>
          </table:table-cell>
          <table:table-cell office:value-type="float" office:value="-1.763235">
            <text:p>-1,763235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39977">
            <text:p>0,039977</text:p>
          </table:table-cell>
          <table:table-cell office:value-type="float" office:value="-1.763235">
            <text:p>-1,763235</text:p>
          </table:table-cell>
          <table:table-cell table:number-columns-repeated="1019"/>
        </table:table-row>
        <table:table-row table:style-name="ro1">
          <table:table-cell office:value-type="float" office:value="676.685791">
            <text:p>676,6857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0601">
            <text:p>0,040601</text:p>
          </table:table-cell>
          <table:table-cell office:value-type="float" office:value="-1.783235">
            <text:p>-1,783235</text:p>
          </table:table-cell>
          <table:table-cell table:number-columns-repeated="1019"/>
        </table:table-row>
        <table:table-row table:style-name="ro1">
          <table:table-cell office:value-type="float" office:value="676.685791">
            <text:p>676,68579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0601">
            <text:p>0,040601</text:p>
          </table:table-cell>
          <table:table-cell office:value-type="float" office:value="-1.783235">
            <text:p>-1,783235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39977">
            <text:p>0,039977</text:p>
          </table:table-cell>
          <table:table-cell office:value-type="float" office:value="-1.802941">
            <text:p>-1,802941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39977">
            <text:p>0,039977</text:p>
          </table:table-cell>
          <table:table-cell office:value-type="float" office:value="-1.802941">
            <text:p>-1,802941</text:p>
          </table:table-cell>
          <table:table-cell table:number-columns-repeated="1019"/>
        </table:table-row>
        <table:table-row table:style-name="ro1">
          <table:table-cell office:value-type="float" office:value="697.506897">
            <text:p>697,50689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185">
            <text:p>0,04185</text:p>
          </table:table-cell>
          <table:table-cell office:value-type="float" office:value="-1.823824">
            <text:p>-1,823824</text:p>
          </table:table-cell>
          <table:table-cell table:number-columns-repeated="1019"/>
        </table:table-row>
        <table:table-row table:style-name="ro1">
          <table:table-cell office:value-type="float" office:value="697.506897">
            <text:p>697,50689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4185">
            <text:p>0,04185</text:p>
          </table:table-cell>
          <table:table-cell office:value-type="float" office:value="-1.823824">
            <text:p>-1,823824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42475">
            <text:p>0,042475</text:p>
          </table:table-cell>
          <table:table-cell office:value-type="float" office:value="-1.842941">
            <text:p>-1,842941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42475">
            <text:p>0,042475</text:p>
          </table:table-cell>
          <table:table-cell office:value-type="float" office:value="-1.842941">
            <text:p>-1,842941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431">
            <text:p>0,0431</text:p>
          </table:table-cell>
          <table:table-cell office:value-type="float" office:value="-1.864412">
            <text:p>-1,864412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431">
            <text:p>0,0431</text:p>
          </table:table-cell>
          <table:table-cell office:value-type="float" office:value="-1.864412">
            <text:p>-1,864412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3724">
            <text:p>0,043724</text:p>
          </table:table-cell>
          <table:table-cell office:value-type="float" office:value="-1.883529">
            <text:p>-1,883529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3724">
            <text:p>0,043724</text:p>
          </table:table-cell>
          <table:table-cell office:value-type="float" office:value="-1.883529">
            <text:p>-1,883529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31">
            <text:p>0,0431</text:p>
          </table:table-cell>
          <table:table-cell office:value-type="float" office:value="-1.902647">
            <text:p>-1,902647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431">
            <text:p>0,0431</text:p>
          </table:table-cell>
          <table:table-cell office:value-type="float" office:value="-1.902647">
            <text:p>-1,902647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43724">
            <text:p>0,043724</text:p>
          </table:table-cell>
          <table:table-cell office:value-type="float" office:value="-1.922353">
            <text:p>-1,922353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43724">
            <text:p>0,043724</text:p>
          </table:table-cell>
          <table:table-cell office:value-type="float" office:value="-1.922353">
            <text:p>-1,922353</text:p>
          </table:table-cell>
          <table:table-cell table:number-columns-repeated="1019"/>
        </table:table-row>
        <table:table-row table:style-name="ro1">
          <table:table-cell office:value-type="float" office:value="739.149109">
            <text:p>739,1491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1.942353">
            <text:p>-1,942353</text:p>
          </table:table-cell>
          <table:table-cell table:number-columns-repeated="1019"/>
        </table:table-row>
        <table:table-row table:style-name="ro1">
          <table:table-cell office:value-type="float" office:value="739.149109">
            <text:p>739,14910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44349">
            <text:p>0,044349</text:p>
          </table:table-cell>
          <table:table-cell office:value-type="float" office:value="-1.942353">
            <text:p>-1,942353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44974">
            <text:p>0,044974</text:p>
          </table:table-cell>
          <table:table-cell office:value-type="float" office:value="-1.961177">
            <text:p>-1,961177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44974">
            <text:p>0,044974</text:p>
          </table:table-cell>
          <table:table-cell office:value-type="float" office:value="-1.980294">
            <text:p>-1,980294</text:p>
          </table:table-cell>
          <table:table-cell table:number-columns-repeated="1019"/>
        </table:table-row>
        <table:table-row table:style-name="ro1">
          <table:table-cell office:value-type="float" office:value="770.380737">
            <text:p>770,3807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6223">
            <text:p>0,046223</text:p>
          </table:table-cell>
          <table:table-cell office:value-type="float" office:value="-1.980294">
            <text:p>-1,980294</text:p>
          </table:table-cell>
          <table:table-cell table:number-columns-repeated="1019"/>
        </table:table-row>
        <table:table-row table:style-name="ro1">
          <table:table-cell office:value-type="float" office:value="770.380737">
            <text:p>770,380737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46223">
            <text:p>0,046223</text:p>
          </table:table-cell>
          <table:table-cell office:value-type="float" office:value="-1.999118">
            <text:p>-1,999118</text:p>
          </table:table-cell>
          <table:table-cell table:number-columns-repeated="1019"/>
        </table:table-row>
        <table:table-row table:style-name="ro1">
          <table:table-cell office:value-type="float" office:value="759.970154">
            <text:p>759,97015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45598">
            <text:p>0,045598</text:p>
          </table:table-cell>
          <table:table-cell office:value-type="float" office:value="-1.999118">
            <text:p>-1,999118</text:p>
          </table:table-cell>
          <table:table-cell table:number-columns-repeated="1019"/>
        </table:table-row>
        <table:table-row table:style-name="ro1">
          <table:table-cell office:value-type="float" office:value="770.380737">
            <text:p>770,3807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6223">
            <text:p>0,046223</text:p>
          </table:table-cell>
          <table:table-cell office:value-type="float" office:value="-2.018235">
            <text:p>-2,018235</text:p>
          </table:table-cell>
          <table:table-cell table:number-columns-repeated="1019"/>
        </table:table-row>
        <table:table-row table:style-name="ro1">
          <table:table-cell office:value-type="float" office:value="770.380737">
            <text:p>770,38073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6223">
            <text:p>0,046223</text:p>
          </table:table-cell>
          <table:table-cell office:value-type="float" office:value="-2.018235">
            <text:p>-2,018235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6847">
            <text:p>0,046847</text:p>
          </table:table-cell>
          <table:table-cell office:value-type="float" office:value="-2.037059">
            <text:p>-2,037059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6847">
            <text:p>0,046847</text:p>
          </table:table-cell>
          <table:table-cell office:value-type="float" office:value="-2.037059">
            <text:p>-2,037059</text:p>
          </table:table-cell>
          <table:table-cell table:number-columns-repeated="1019"/>
        </table:table-row>
        <table:table-row table:style-name="ro1">
          <table:table-cell office:value-type="float" office:value="822.433472">
            <text:p>822,43347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9346">
            <text:p>0,049346</text:p>
          </table:table-cell>
          <table:table-cell office:value-type="float" office:value="-2.056471">
            <text:p>-2,056471</text:p>
          </table:table-cell>
          <table:table-cell table:number-columns-repeated="1019"/>
        </table:table-row>
        <table:table-row table:style-name="ro1">
          <table:table-cell office:value-type="float" office:value="822.433472">
            <text:p>822,43347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9346">
            <text:p>0,049346</text:p>
          </table:table-cell>
          <table:table-cell office:value-type="float" office:value="-2.056471">
            <text:p>-2,056471</text:p>
          </table:table-cell>
          <table:table-cell table:number-columns-repeated="1019"/>
        </table:table-row>
        <table:table-row table:style-name="ro1">
          <table:table-cell office:value-type="float" office:value="791.201843">
            <text:p>791,2018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47472">
            <text:p>0,047472</text:p>
          </table:table-cell>
          <table:table-cell office:value-type="float" office:value="-2.075588">
            <text:p>-2,075588</text:p>
          </table:table-cell>
          <table:table-cell table:number-columns-repeated="1019"/>
        </table:table-row>
        <table:table-row table:style-name="ro1">
          <table:table-cell office:value-type="float" office:value="791.201843">
            <text:p>791,20184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7472">
            <text:p>0,047472</text:p>
          </table:table-cell>
          <table:table-cell office:value-type="float" office:value="-2.075588">
            <text:p>-2,075588</text:p>
          </table:table-cell>
          <table:table-cell table:number-columns-repeated="1019"/>
        </table:table-row>
        <table:table-row table:style-name="ro1">
          <table:table-cell office:value-type="float" office:value="791.201843">
            <text:p>791,2018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47472">
            <text:p>0,047472</text:p>
          </table:table-cell>
          <table:table-cell office:value-type="float" office:value="-2.094706">
            <text:p>-2,094706</text:p>
          </table:table-cell>
          <table:table-cell table:number-columns-repeated="1019"/>
        </table:table-row>
        <table:table-row table:style-name="ro1">
          <table:table-cell office:value-type="float" office:value="791.201843">
            <text:p>791,20184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7472">
            <text:p>0,047472</text:p>
          </table:table-cell>
          <table:table-cell office:value-type="float" office:value="-2.094706">
            <text:p>-2,094706</text:p>
          </table:table-cell>
          <table:table-cell table:number-columns-repeated="1019"/>
        </table:table-row>
        <table:table-row table:style-name="ro1">
          <table:table-cell office:value-type="float" office:value="822.433472">
            <text:p>822,43347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9346">
            <text:p>0,049346</text:p>
          </table:table-cell>
          <table:table-cell office:value-type="float" office:value="-2.113529">
            <text:p>-2,113529</text:p>
          </table:table-cell>
          <table:table-cell table:number-columns-repeated="1019"/>
        </table:table-row>
        <table:table-row table:style-name="ro1">
          <table:table-cell office:value-type="float" office:value="822.433472">
            <text:p>822,43347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49346">
            <text:p>0,049346</text:p>
          </table:table-cell>
          <table:table-cell office:value-type="float" office:value="-2.113529">
            <text:p>-2,113529</text:p>
          </table:table-cell>
          <table:table-cell table:number-columns-repeated="1019"/>
        </table:table-row>
        <table:table-row table:style-name="ro1">
          <table:table-cell office:value-type="float" office:value="822.433472">
            <text:p>822,43347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9346">
            <text:p>0,049346</text:p>
          </table:table-cell>
          <table:table-cell office:value-type="float" office:value="-2.132941">
            <text:p>-2,132941</text:p>
          </table:table-cell>
          <table:table-cell table:number-columns-repeated="1019"/>
        </table:table-row>
        <table:table-row table:style-name="ro1">
          <table:table-cell office:value-type="float" office:value="822.433472">
            <text:p>822,43347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9346">
            <text:p>0,049346</text:p>
          </table:table-cell>
          <table:table-cell office:value-type="float" office:value="-2.132941">
            <text:p>-2,132941</text:p>
          </table:table-cell>
          <table:table-cell table:number-columns-repeated="1019"/>
        </table:table-row>
        <table:table-row table:style-name="ro1">
          <table:table-cell office:value-type="float" office:value="843.254578">
            <text:p>843,25457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0595">
            <text:p>0,050595</text:p>
          </table:table-cell>
          <table:table-cell office:value-type="float" office:value="-2.152353">
            <text:p>-2,152353</text:p>
          </table:table-cell>
          <table:table-cell table:number-columns-repeated="1019"/>
        </table:table-row>
        <table:table-row table:style-name="ro1">
          <table:table-cell office:value-type="float" office:value="843.254578">
            <text:p>843,254578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050595">
            <text:p>0,050595</text:p>
          </table:table-cell>
          <table:table-cell office:value-type="float" office:value="-2.152353">
            <text:p>-2,152353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1845">
            <text:p>0,051845</text:p>
          </table:table-cell>
          <table:table-cell office:value-type="float" office:value="-2.171471">
            <text:p>-2,171471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1845">
            <text:p>0,051845</text:p>
          </table:table-cell>
          <table:table-cell office:value-type="float" office:value="-2.171471">
            <text:p>-2,171471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1845">
            <text:p>0,051845</text:p>
          </table:table-cell>
          <table:table-cell office:value-type="float" office:value="-2.190588">
            <text:p>-2,190588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51845">
            <text:p>0,051845</text:p>
          </table:table-cell>
          <table:table-cell office:value-type="float" office:value="-2.209412">
            <text:p>-2,209412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122">
            <text:p>0,05122</text:p>
          </table:table-cell>
          <table:table-cell office:value-type="float" office:value="-2.209412">
            <text:p>-2,209412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122">
            <text:p>0,05122</text:p>
          </table:table-cell>
          <table:table-cell office:value-type="float" office:value="-2.228529">
            <text:p>-2,228529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2469">
            <text:p>0,052469</text:p>
          </table:table-cell>
          <table:table-cell office:value-type="float" office:value="-2.228529">
            <text:p>-2,228529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1845">
            <text:p>0,051845</text:p>
          </table:table-cell>
          <table:table-cell office:value-type="float" office:value="-2.247941">
            <text:p>-2,247941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1845">
            <text:p>0,051845</text:p>
          </table:table-cell>
          <table:table-cell office:value-type="float" office:value="-2.247941">
            <text:p>-2,247941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1845">
            <text:p>0,051845</text:p>
          </table:table-cell>
          <table:table-cell office:value-type="float" office:value="-2.266765">
            <text:p>-2,266765</text:p>
          </table:table-cell>
          <table:table-cell table:number-columns-repeated="1019"/>
        </table:table-row>
        <table:table-row table:style-name="ro1">
          <table:table-cell office:value-type="float" office:value="864.075684">
            <text:p>864,07568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1845">
            <text:p>0,051845</text:p>
          </table:table-cell>
          <table:table-cell office:value-type="float" office:value="-2.266765">
            <text:p>-2,266765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2469">
            <text:p>0,052469</text:p>
          </table:table-cell>
          <table:table-cell office:value-type="float" office:value="-2.285882">
            <text:p>-2,285882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2469">
            <text:p>0,052469</text:p>
          </table:table-cell>
          <table:table-cell office:value-type="float" office:value="-2.285882">
            <text:p>-2,285882</text:p>
          </table:table-cell>
          <table:table-cell table:number-columns-repeated="1019"/>
        </table:table-row>
        <table:table-row table:style-name="ro1">
          <table:table-cell office:value-type="float" office:value="895.307312">
            <text:p>895,3073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2.305588">
            <text:p>-2,305588</text:p>
          </table:table-cell>
          <table:table-cell table:number-columns-repeated="1019"/>
        </table:table-row>
        <table:table-row table:style-name="ro1">
          <table:table-cell office:value-type="float" office:value="895.307312">
            <text:p>895,3073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3718">
            <text:p>0,053718</text:p>
          </table:table-cell>
          <table:table-cell office:value-type="float" office:value="-2.305588">
            <text:p>-2,305588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4968">
            <text:p>0,054968</text:p>
          </table:table-cell>
          <table:table-cell office:value-type="float" office:value="-2.324706">
            <text:p>-2,324706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4968">
            <text:p>0,054968</text:p>
          </table:table-cell>
          <table:table-cell office:value-type="float" office:value="-2.324706">
            <text:p>-2,324706</text:p>
          </table:table-cell>
          <table:table-cell table:number-columns-repeated="1019"/>
        </table:table-row>
        <table:table-row table:style-name="ro1">
          <table:table-cell office:value-type="float" office:value="895.307312">
            <text:p>895,3073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2.345588">
            <text:p>-2,345588</text:p>
          </table:table-cell>
          <table:table-cell table:number-columns-repeated="1019"/>
        </table:table-row>
        <table:table-row table:style-name="ro1">
          <table:table-cell office:value-type="float" office:value="895.307312">
            <text:p>895,30731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3718">
            <text:p>0,053718</text:p>
          </table:table-cell>
          <table:table-cell office:value-type="float" office:value="-2.345588">
            <text:p>-2,345588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4968">
            <text:p>0,054968</text:p>
          </table:table-cell>
          <table:table-cell office:value-type="float" office:value="-2.364412">
            <text:p>-2,364412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4968">
            <text:p>0,054968</text:p>
          </table:table-cell>
          <table:table-cell office:value-type="float" office:value="-2.364412">
            <text:p>-2,364412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54343">
            <text:p>0,054343</text:p>
          </table:table-cell>
          <table:table-cell office:value-type="float" office:value="-2.383824">
            <text:p>-2,383824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4343">
            <text:p>0,054343</text:p>
          </table:table-cell>
          <table:table-cell office:value-type="float" office:value="-2.383824">
            <text:p>-2,383824</text:p>
          </table:table-cell>
          <table:table-cell table:number-columns-repeated="1019"/>
        </table:table-row>
        <table:table-row table:style-name="ro1">
          <table:table-cell office:value-type="float" office:value="884.89679">
            <text:p>884,8967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3094">
            <text:p>0,053094</text:p>
          </table:table-cell>
          <table:table-cell office:value-type="float" office:value="-2.402941">
            <text:p>-2,402941</text:p>
          </table:table-cell>
          <table:table-cell table:number-columns-repeated="1019"/>
        </table:table-row>
        <table:table-row table:style-name="ro1">
          <table:table-cell office:value-type="float" office:value="884.89679">
            <text:p>884,8967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3094">
            <text:p>0,053094</text:p>
          </table:table-cell>
          <table:table-cell office:value-type="float" office:value="-2.402941">
            <text:p>-2,402941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4343">
            <text:p>0,054343</text:p>
          </table:table-cell>
          <table:table-cell office:value-type="float" office:value="-2.422647">
            <text:p>-2,422647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54343">
            <text:p>0,054343</text:p>
          </table:table-cell>
          <table:table-cell office:value-type="float" office:value="-2.422647">
            <text:p>-2,422647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054343">
            <text:p>0,054343</text:p>
          </table:table-cell>
          <table:table-cell office:value-type="float" office:value="-2.442059">
            <text:p>-2,442059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4343">
            <text:p>0,054343</text:p>
          </table:table-cell>
          <table:table-cell office:value-type="float" office:value="-2.442059">
            <text:p>-2,442059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052469">
            <text:p>0,052469</text:p>
          </table:table-cell>
          <table:table-cell office:value-type="float" office:value="-2.462059">
            <text:p>-2,462059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2469">
            <text:p>0,052469</text:p>
          </table:table-cell>
          <table:table-cell office:value-type="float" office:value="-2.462059">
            <text:p>-2,462059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55592">
            <text:p>0,055592</text:p>
          </table:table-cell>
          <table:table-cell office:value-type="float" office:value="-2.480588">
            <text:p>-2,480588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2.499412">
            <text:p>-2,499412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4968">
            <text:p>0,054968</text:p>
          </table:table-cell>
          <table:table-cell office:value-type="float" office:value="-2.499412">
            <text:p>-2,499412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54968">
            <text:p>0,054968</text:p>
          </table:table-cell>
          <table:table-cell office:value-type="float" office:value="-2.518529">
            <text:p>-2,518529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4343">
            <text:p>0,054343</text:p>
          </table:table-cell>
          <table:table-cell office:value-type="float" office:value="-2.518529">
            <text:p>-2,518529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5592">
            <text:p>0,055592</text:p>
          </table:table-cell>
          <table:table-cell office:value-type="float" office:value="-2.537647">
            <text:p>-2,537647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55592">
            <text:p>0,055592</text:p>
          </table:table-cell>
          <table:table-cell office:value-type="float" office:value="-2.537647">
            <text:p>-2,537647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6217">
            <text:p>0,056217</text:p>
          </table:table-cell>
          <table:table-cell office:value-type="float" office:value="-2.556765">
            <text:p>-2,556765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2.556765">
            <text:p>-2,556765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2.575588">
            <text:p>-2,575588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2.575588">
            <text:p>-2,575588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2.594706">
            <text:p>-2,594706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6217">
            <text:p>0,056217</text:p>
          </table:table-cell>
          <table:table-cell office:value-type="float" office:value="-2.594706">
            <text:p>-2,594706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2.614412">
            <text:p>-2,614412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2.614412">
            <text:p>-2,614412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2.633529">
            <text:p>-2,633529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5592">
            <text:p>0,055592</text:p>
          </table:table-cell>
          <table:table-cell office:value-type="float" office:value="-2.633529">
            <text:p>-2,633529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2.652647">
            <text:p>-2,652647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2.652647">
            <text:p>-2,652647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7466">
            <text:p>0,057466</text:p>
          </table:table-cell>
          <table:table-cell office:value-type="float" office:value="-2.672353">
            <text:p>-2,672353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57466">
            <text:p>0,057466</text:p>
          </table:table-cell>
          <table:table-cell office:value-type="float" office:value="-2.672353">
            <text:p>-2,672353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56842">
            <text:p>0,056842</text:p>
          </table:table-cell>
          <table:table-cell office:value-type="float" office:value="-2.692059">
            <text:p>-2,692059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2.692059">
            <text:p>-2,692059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2.711765">
            <text:p>-2,711765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2.711765">
            <text:p>-2,711765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8091">
            <text:p>0,058091</text:p>
          </table:table-cell>
          <table:table-cell office:value-type="float" office:value="-2.730294">
            <text:p>-2,730294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8091">
            <text:p>0,058091</text:p>
          </table:table-cell>
          <table:table-cell office:value-type="float" office:value="-2.749118">
            <text:p>-2,749118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56842">
            <text:p>0,056842</text:p>
          </table:table-cell>
          <table:table-cell office:value-type="float" office:value="-2.749118">
            <text:p>-2,749118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56842">
            <text:p>0,056842</text:p>
          </table:table-cell>
          <table:table-cell office:value-type="float" office:value="-2.768235">
            <text:p>-2,768235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7466">
            <text:p>0,057466</text:p>
          </table:table-cell>
          <table:table-cell office:value-type="float" office:value="-2.768235">
            <text:p>-2,768235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7466">
            <text:p>0,057466</text:p>
          </table:table-cell>
          <table:table-cell office:value-type="float" office:value="-2.787353">
            <text:p>-2,787353</text:p>
          </table:table-cell>
          <table:table-cell table:number-columns-repeated="1019"/>
        </table:table-row>
        <table:table-row table:style-name="ro1">
          <table:table-cell office:value-type="float" office:value="989.002319">
            <text:p>989,002319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5934">
            <text:p>0,05934</text:p>
          </table:table-cell>
          <table:table-cell office:value-type="float" office:value="-2.787353">
            <text:p>-2,787353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9965">
            <text:p>0,059965</text:p>
          </table:table-cell>
          <table:table-cell office:value-type="float" office:value="-2.807353">
            <text:p>-2,807353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9965">
            <text:p>0,059965</text:p>
          </table:table-cell>
          <table:table-cell office:value-type="float" office:value="-2.807353">
            <text:p>-2,807353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9965">
            <text:p>0,059965</text:p>
          </table:table-cell>
          <table:table-cell office:value-type="float" office:value="-2.825882">
            <text:p>-2,825882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59965">
            <text:p>0,059965</text:p>
          </table:table-cell>
          <table:table-cell office:value-type="float" office:value="-2.825882">
            <text:p>-2,825882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59965">
            <text:p>0,059965</text:p>
          </table:table-cell>
          <table:table-cell office:value-type="float" office:value="-2.845294">
            <text:p>-2,845294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9965">
            <text:p>0,059965</text:p>
          </table:table-cell>
          <table:table-cell office:value-type="float" office:value="-2.845294">
            <text:p>-2,845294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1839">
            <text:p>0,061839</text:p>
          </table:table-cell>
          <table:table-cell office:value-type="float" office:value="-2.864118">
            <text:p>-2,864118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1839">
            <text:p>0,061839</text:p>
          </table:table-cell>
          <table:table-cell office:value-type="float" office:value="-2.864118">
            <text:p>-2,864118</text:p>
          </table:table-cell>
          <table:table-cell table:number-columns-repeated="1019"/>
        </table:table-row>
        <table:table-row table:style-name="ro1">
          <table:table-cell office:value-type="float" office:value="1009.823425">
            <text:p>1009,82342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0589">
            <text:p>0,060589</text:p>
          </table:table-cell>
          <table:table-cell office:value-type="float" office:value="-2.883529">
            <text:p>-2,883529</text:p>
          </table:table-cell>
          <table:table-cell table:number-columns-repeated="1019"/>
        </table:table-row>
        <table:table-row table:style-name="ro1">
          <table:table-cell office:value-type="float" office:value="1009.823425">
            <text:p>1009,82342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0589">
            <text:p>0,060589</text:p>
          </table:table-cell>
          <table:table-cell office:value-type="float" office:value="-2.883529">
            <text:p>-2,883529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2.902647">
            <text:p>-2,902647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2463">
            <text:p>0,062463</text:p>
          </table:table-cell>
          <table:table-cell office:value-type="float" office:value="-2.902647">
            <text:p>-2,902647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062463">
            <text:p>0,062463</text:p>
          </table:table-cell>
          <table:table-cell office:value-type="float" office:value="-2.921471">
            <text:p>-2,921471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2463">
            <text:p>0,062463</text:p>
          </table:table-cell>
          <table:table-cell office:value-type="float" office:value="-2.921471">
            <text:p>-2,921471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62463">
            <text:p>0,062463</text:p>
          </table:table-cell>
          <table:table-cell office:value-type="float" office:value="-2.940882">
            <text:p>-2,940882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2463">
            <text:p>0,062463</text:p>
          </table:table-cell>
          <table:table-cell office:value-type="float" office:value="-2.940882">
            <text:p>-2,940882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62463">
            <text:p>0,062463</text:p>
          </table:table-cell>
          <table:table-cell office:value-type="float" office:value="-2.960294">
            <text:p>-2,960294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2463">
            <text:p>0,062463</text:p>
          </table:table-cell>
          <table:table-cell office:value-type="float" office:value="-2.979412">
            <text:p>-2,979412</text:p>
          </table:table-cell>
          <table:table-cell table:number-columns-repeated="1019"/>
        </table:table-row>
        <table:table-row table:style-name="ro1">
          <table:table-cell office:value-type="float" office:value="1072.286743">
            <text:p>1072,2867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4337">
            <text:p>0,064337</text:p>
          </table:table-cell>
          <table:table-cell office:value-type="float" office:value="-2.979412">
            <text:p>-2,979412</text:p>
          </table:table-cell>
          <table:table-cell table:number-columns-repeated="1019"/>
        </table:table-row>
        <table:table-row table:style-name="ro1">
          <table:table-cell office:value-type="float" office:value="1072.286743">
            <text:p>1072,2867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4337">
            <text:p>0,064337</text:p>
          </table:table-cell>
          <table:table-cell office:value-type="float" office:value="-2.998824">
            <text:p>-2,998824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2">
            <text:p>-0,003222</text:p>
          </table:table-cell>
          <table:table-cell office:value-type="float" office:value="-0.003196">
            <text:p>-0,003196</text:p>
          </table:table-cell>
          <table:table-cell office:value-type="float" office:value="0.063713">
            <text:p>0,063713</text:p>
          </table:table-cell>
          <table:table-cell office:value-type="float" office:value="-2.998824">
            <text:p>-2,998824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3713">
            <text:p>0,063713</text:p>
          </table:table-cell>
          <table:table-cell office:value-type="float" office:value="-3.017353">
            <text:p>-3,017353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3713">
            <text:p>0,063713</text:p>
          </table:table-cell>
          <table:table-cell office:value-type="float" office:value="-3.017353">
            <text:p>-3,017353</text:p>
          </table:table-cell>
          <table:table-cell table:number-columns-repeated="1019"/>
        </table:table-row>
        <table:table-row table:style-name="ro1">
          <table:table-cell office:value-type="float" office:value="1082.697266">
            <text:p>1082,69726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3.036471">
            <text:p>-3,036471</text:p>
          </table:table-cell>
          <table:table-cell table:number-columns-repeated="1019"/>
        </table:table-row>
        <table:table-row table:style-name="ro1">
          <table:table-cell office:value-type="float" office:value="1082.697266">
            <text:p>1082,69726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3.036471">
            <text:p>-3,036471</text:p>
          </table:table-cell>
          <table:table-cell table:number-columns-repeated="1019"/>
        </table:table-row>
        <table:table-row table:style-name="ro1">
          <table:table-cell office:value-type="float" office:value="1082.697266">
            <text:p>1082,69726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3.055588">
            <text:p>-3,055588</text:p>
          </table:table-cell>
          <table:table-cell table:number-columns-repeated="1019"/>
        </table:table-row>
        <table:table-row table:style-name="ro1">
          <table:table-cell office:value-type="float" office:value="1082.697266">
            <text:p>1082,69726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3.055588">
            <text:p>-3,055588</text:p>
          </table:table-cell>
          <table:table-cell table:number-columns-repeated="1019"/>
        </table:table-row>
        <table:table-row table:style-name="ro1">
          <table:table-cell office:value-type="float" office:value="1093.107788">
            <text:p>1093,10778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5586">
            <text:p>0,065586</text:p>
          </table:table-cell>
          <table:table-cell office:value-type="float" office:value="-3.074412">
            <text:p>-3,074412</text:p>
          </table:table-cell>
          <table:table-cell table:number-columns-repeated="1019"/>
        </table:table-row>
        <table:table-row table:style-name="ro1">
          <table:table-cell office:value-type="float" office:value="1093.107788">
            <text:p>1093,10778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5586">
            <text:p>0,065586</text:p>
          </table:table-cell>
          <table:table-cell office:value-type="float" office:value="-3.074412">
            <text:p>-3,074412</text:p>
          </table:table-cell>
          <table:table-cell table:number-columns-repeated="1019"/>
        </table:table-row>
        <table:table-row table:style-name="ro1">
          <table:table-cell office:value-type="float" office:value="1093.107788">
            <text:p>1093,10778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5586">
            <text:p>0,065586</text:p>
          </table:table-cell>
          <table:table-cell office:value-type="float" office:value="-3.093823">
            <text:p>-3,093823</text:p>
          </table:table-cell>
          <table:table-cell table:number-columns-repeated="1019"/>
        </table:table-row>
        <table:table-row table:style-name="ro1">
          <table:table-cell office:value-type="float" office:value="1093.107788">
            <text:p>1093,10778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65586">
            <text:p>0,065586</text:p>
          </table:table-cell>
          <table:table-cell office:value-type="float" office:value="-3.093823">
            <text:p>-3,09382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66836">
            <text:p>0,066836</text:p>
          </table:table-cell>
          <table:table-cell office:value-type="float" office:value="-3.112941">
            <text:p>-3,112941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3.112941">
            <text:p>-3,112941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3.132353">
            <text:p>-3,13235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6836">
            <text:p>0,066836</text:p>
          </table:table-cell>
          <table:table-cell office:value-type="float" office:value="-3.132353">
            <text:p>-3,132353</text:p>
          </table:table-cell>
          <table:table-cell table:number-columns-repeated="1019"/>
        </table:table-row>
        <table:table-row table:style-name="ro1">
          <table:table-cell office:value-type="float" office:value="1134.75">
            <text:p>1134,7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8085">
            <text:p>0,068085</text:p>
          </table:table-cell>
          <table:table-cell office:value-type="float" office:value="-3.151765">
            <text:p>-3,151765</text:p>
          </table:table-cell>
          <table:table-cell table:number-columns-repeated="1019"/>
        </table:table-row>
        <table:table-row table:style-name="ro1">
          <table:table-cell office:value-type="float" office:value="1134.75">
            <text:p>1134,7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68085">
            <text:p>0,068085</text:p>
          </table:table-cell>
          <table:table-cell office:value-type="float" office:value="-3.151765">
            <text:p>-3,151765</text:p>
          </table:table-cell>
          <table:table-cell table:number-columns-repeated="1019"/>
        </table:table-row>
        <table:table-row table:style-name="ro1">
          <table:table-cell office:value-type="float" office:value="1145.160522">
            <text:p>1145,16052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6871">
            <text:p>0,06871</text:p>
          </table:table-cell>
          <table:table-cell office:value-type="float" office:value="-3.171471">
            <text:p>-3,171471</text:p>
          </table:table-cell>
          <table:table-cell table:number-columns-repeated="1019"/>
        </table:table-row>
        <table:table-row table:style-name="ro1">
          <table:table-cell office:value-type="float" office:value="1145.160522">
            <text:p>1145,16052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871">
            <text:p>0,06871</text:p>
          </table:table-cell>
          <table:table-cell office:value-type="float" office:value="-3.171471">
            <text:p>-3,171471</text:p>
          </table:table-cell>
          <table:table-cell table:number-columns-repeated="1019"/>
        </table:table-row>
        <table:table-row table:style-name="ro1">
          <table:table-cell office:value-type="float" office:value="1165.981689">
            <text:p>1165,98168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69959">
            <text:p>0,069959</text:p>
          </table:table-cell>
          <table:table-cell office:value-type="float" office:value="-3.190588">
            <text:p>-3,190588</text:p>
          </table:table-cell>
          <table:table-cell table:number-columns-repeated="1019"/>
        </table:table-row>
        <table:table-row table:style-name="ro1">
          <table:table-cell office:value-type="float" office:value="1165.981689">
            <text:p>1165,98168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9959">
            <text:p>0,069959</text:p>
          </table:table-cell>
          <table:table-cell office:value-type="float" office:value="-3.190588">
            <text:p>-3,190588</text:p>
          </table:table-cell>
          <table:table-cell table:number-columns-repeated="1019"/>
        </table:table-row>
        <table:table-row table:style-name="ro1">
          <table:table-cell office:value-type="float" office:value="1165.981689">
            <text:p>1165,98168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9959">
            <text:p>0,069959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1165.981689">
            <text:p>1165,9816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9959">
            <text:p>0,069959</text:p>
          </table:table-cell>
          <table:table-cell office:value-type="float" office:value="-3.228823">
            <text:p>-3,228823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9334">
            <text:p>0,069334</text:p>
          </table:table-cell>
          <table:table-cell office:value-type="float" office:value="-3.228823">
            <text:p>-3,228823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9334">
            <text:p>0,069334</text:p>
          </table:table-cell>
          <table:table-cell office:value-type="float" office:value="-3.247941">
            <text:p>-3,247941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69334">
            <text:p>0,069334</text:p>
          </table:table-cell>
          <table:table-cell office:value-type="float" office:value="-3.247941">
            <text:p>-3,247941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69334">
            <text:p>0,069334</text:p>
          </table:table-cell>
          <table:table-cell office:value-type="float" office:value="-3.267059">
            <text:p>-3,267059</text:p>
          </table:table-cell>
          <table:table-cell table:number-columns-repeated="1019"/>
        </table:table-row>
        <table:table-row table:style-name="ro1">
          <table:table-cell office:value-type="float" office:value="1165.981689">
            <text:p>1165,98168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9959">
            <text:p>0,069959</text:p>
          </table:table-cell>
          <table:table-cell office:value-type="float" office:value="-3.267059">
            <text:p>-3,267059</text:p>
          </table:table-cell>
          <table:table-cell table:number-columns-repeated="1019"/>
        </table:table-row>
        <table:table-row table:style-name="ro1">
          <table:table-cell office:value-type="float" office:value="1207.623901">
            <text:p>1207,62390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2457">
            <text:p>0,072457</text:p>
          </table:table-cell>
          <table:table-cell office:value-type="float" office:value="-3.286471">
            <text:p>-3,286471</text:p>
          </table:table-cell>
          <table:table-cell table:number-columns-repeated="1019"/>
        </table:table-row>
        <table:table-row table:style-name="ro1">
          <table:table-cell office:value-type="float" office:value="1207.623901">
            <text:p>1207,623901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72457">
            <text:p>0,072457</text:p>
          </table:table-cell>
          <table:table-cell office:value-type="float" office:value="-3.286471">
            <text:p>-3,286471</text:p>
          </table:table-cell>
          <table:table-cell table:number-columns-repeated="1019"/>
        </table:table-row>
        <table:table-row table:style-name="ro1">
          <table:table-cell office:value-type="float" office:value="1197.213257">
            <text:p>1197,21325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1833">
            <text:p>0,071833</text:p>
          </table:table-cell>
          <table:table-cell office:value-type="float" office:value="-3.305588">
            <text:p>-3,305588</text:p>
          </table:table-cell>
          <table:table-cell table:number-columns-repeated="1019"/>
        </table:table-row>
        <table:table-row table:style-name="ro1">
          <table:table-cell office:value-type="float" office:value="1197.213257">
            <text:p>1197,213257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71833">
            <text:p>0,071833</text:p>
          </table:table-cell>
          <table:table-cell office:value-type="float" office:value="-3.305588">
            <text:p>-3,305588</text:p>
          </table:table-cell>
          <table:table-cell table:number-columns-repeated="1019"/>
        </table:table-row>
        <table:table-row table:style-name="ro1">
          <table:table-cell office:value-type="float" office:value="1197.213257">
            <text:p>1197,213257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71833">
            <text:p>0,071833</text:p>
          </table:table-cell>
          <table:table-cell office:value-type="float" office:value="-3.324706">
            <text:p>-3,324706</text:p>
          </table:table-cell>
          <table:table-cell table:number-columns-repeated="1019"/>
        </table:table-row>
        <table:table-row table:style-name="ro1">
          <table:table-cell office:value-type="float" office:value="1197.213257">
            <text:p>1197,21325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71833">
            <text:p>0,071833</text:p>
          </table:table-cell>
          <table:table-cell office:value-type="float" office:value="-3.324706">
            <text:p>-3,324706</text:p>
          </table:table-cell>
          <table:table-cell table:number-columns-repeated="1019"/>
        </table:table-row>
        <table:table-row table:style-name="ro1">
          <table:table-cell office:value-type="float" office:value="1207.623901">
            <text:p>1207,62390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2457">
            <text:p>0,072457</text:p>
          </table:table-cell>
          <table:table-cell office:value-type="float" office:value="-3.343823">
            <text:p>-3,343823</text:p>
          </table:table-cell>
          <table:table-cell table:number-columns-repeated="1019"/>
        </table:table-row>
        <table:table-row table:style-name="ro1">
          <table:table-cell office:value-type="float" office:value="1207.623901">
            <text:p>1207,62390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72457">
            <text:p>0,072457</text:p>
          </table:table-cell>
          <table:table-cell office:value-type="float" office:value="-3.343823">
            <text:p>-3,343823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73082">
            <text:p>0,073082</text:p>
          </table:table-cell>
          <table:table-cell office:value-type="float" office:value="-3.363235">
            <text:p>-3,363235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3082">
            <text:p>0,073082</text:p>
          </table:table-cell>
          <table:table-cell office:value-type="float" office:value="-3.363235">
            <text:p>-3,363235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3082">
            <text:p>0,073082</text:p>
          </table:table-cell>
          <table:table-cell office:value-type="float" office:value="-3.382059">
            <text:p>-3,382059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73082">
            <text:p>0,073082</text:p>
          </table:table-cell>
          <table:table-cell office:value-type="float" office:value="-3.382059">
            <text:p>-3,382059</text:p>
          </table:table-cell>
          <table:table-cell table:number-columns-repeated="1019"/>
        </table:table-row>
        <table:table-row table:style-name="ro1">
          <table:table-cell office:value-type="float" office:value="1228.444946">
            <text:p>1228,44494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73707">
            <text:p>0,073707</text:p>
          </table:table-cell>
          <table:table-cell office:value-type="float" office:value="-3.401471">
            <text:p>-3,401471</text:p>
          </table:table-cell>
          <table:table-cell table:number-columns-repeated="1019"/>
        </table:table-row>
        <table:table-row table:style-name="ro1">
          <table:table-cell office:value-type="float" office:value="1228.444946">
            <text:p>1228,44494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3707">
            <text:p>0,073707</text:p>
          </table:table-cell>
          <table:table-cell office:value-type="float" office:value="-3.401471">
            <text:p>-3,401471</text:p>
          </table:table-cell>
          <table:table-cell table:number-columns-repeated="1019"/>
        </table:table-row>
        <table:table-row table:style-name="ro1">
          <table:table-cell office:value-type="float" office:value="1238.855469">
            <text:p>1238,855469</text:p>
          </table:table-cell>
          <table:table-cell office:value-type="float" office:value="-0.003223">
            <text:p>-0,003223</text:p>
          </table:table-cell>
          <table:table-cell office:value-type="float" office:value="-0.003194">
            <text:p>-0,003194</text:p>
          </table:table-cell>
          <table:table-cell office:value-type="float" office:value="0.074331">
            <text:p>0,074331</text:p>
          </table:table-cell>
          <table:table-cell office:value-type="float" office:value="-3.420882">
            <text:p>-3,420882</text:p>
          </table:table-cell>
          <table:table-cell table:number-columns-repeated="1019"/>
        </table:table-row>
        <table:table-row table:style-name="ro1">
          <table:table-cell office:value-type="float" office:value="1238.855469">
            <text:p>1238,85546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4331">
            <text:p>0,074331</text:p>
          </table:table-cell>
          <table:table-cell office:value-type="float" office:value="-3.420882">
            <text:p>-3,420882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4956">
            <text:p>0,074956</text:p>
          </table:table-cell>
          <table:table-cell office:value-type="float" office:value="-3.44">
            <text:p>-3,44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4956">
            <text:p>0,074956</text:p>
          </table:table-cell>
          <table:table-cell office:value-type="float" office:value="-3.44">
            <text:p>-3,44</text:p>
          </table:table-cell>
          <table:table-cell table:number-columns-repeated="1019"/>
        </table:table-row>
        <table:table-row table:style-name="ro1">
          <table:table-cell office:value-type="float" office:value="1259.676636">
            <text:p>1259,67663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5581">
            <text:p>0,075581</text:p>
          </table:table-cell>
          <table:table-cell office:value-type="float" office:value="-3.458823">
            <text:p>-3,458823</text:p>
          </table:table-cell>
          <table:table-cell table:number-columns-repeated="1019"/>
        </table:table-row>
        <table:table-row table:style-name="ro1">
          <table:table-cell office:value-type="float" office:value="1259.676636">
            <text:p>1259,67663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75581">
            <text:p>0,075581</text:p>
          </table:table-cell>
          <table:table-cell office:value-type="float" office:value="-3.478529">
            <text:p>-3,478529</text:p>
          </table:table-cell>
          <table:table-cell table:number-columns-repeated="1019"/>
        </table:table-row>
        <table:table-row table:style-name="ro1">
          <table:table-cell office:value-type="float" office:value="1259.676636">
            <text:p>1259,6766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5581">
            <text:p>0,075581</text:p>
          </table:table-cell>
          <table:table-cell office:value-type="float" office:value="-3.478529">
            <text:p>-3,478529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683">
            <text:p>0,07683</text:p>
          </table:table-cell>
          <table:table-cell office:value-type="float" office:value="-3.497353">
            <text:p>-3,497353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683">
            <text:p>0,07683</text:p>
          </table:table-cell>
          <table:table-cell office:value-type="float" office:value="-3.497353">
            <text:p>-3,497353</text:p>
          </table:table-cell>
          <table:table-cell table:number-columns-repeated="1019"/>
        </table:table-row>
        <table:table-row table:style-name="ro1">
          <table:table-cell office:value-type="float" office:value="1270.087158">
            <text:p>1270,08715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6205">
            <text:p>0,076205</text:p>
          </table:table-cell>
          <table:table-cell office:value-type="float" office:value="-3.516765">
            <text:p>-3,516765</text:p>
          </table:table-cell>
          <table:table-cell table:number-columns-repeated="1019"/>
        </table:table-row>
        <table:table-row table:style-name="ro1">
          <table:table-cell office:value-type="float" office:value="1270.087158">
            <text:p>1270,087158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76205">
            <text:p>0,076205</text:p>
          </table:table-cell>
          <table:table-cell office:value-type="float" office:value="-3.516765">
            <text:p>-3,516765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74956">
            <text:p>0,074956</text:p>
          </table:table-cell>
          <table:table-cell office:value-type="float" office:value="-3.535294">
            <text:p>-3,535294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74956">
            <text:p>0,074956</text:p>
          </table:table-cell>
          <table:table-cell office:value-type="float" office:value="-3.535294">
            <text:p>-3,535294</text:p>
          </table:table-cell>
          <table:table-cell table:number-columns-repeated="1019"/>
        </table:table-row>
        <table:table-row table:style-name="ro1">
          <table:table-cell office:value-type="float" office:value="1290.908203">
            <text:p>1290,90820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7454">
            <text:p>0,077454</text:p>
          </table:table-cell>
          <table:table-cell office:value-type="float" office:value="-3.554412">
            <text:p>-3,554412</text:p>
          </table:table-cell>
          <table:table-cell table:number-columns-repeated="1019"/>
        </table:table-row>
        <table:table-row table:style-name="ro1">
          <table:table-cell office:value-type="float" office:value="1290.908203">
            <text:p>1290,908203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77454">
            <text:p>0,077454</text:p>
          </table:table-cell>
          <table:table-cell office:value-type="float" office:value="-3.554412">
            <text:p>-3,554412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683">
            <text:p>0,07683</text:p>
          </table:table-cell>
          <table:table-cell office:value-type="float" office:value="-3.573529">
            <text:p>-3,573529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7683">
            <text:p>0,07683</text:p>
          </table:table-cell>
          <table:table-cell office:value-type="float" office:value="-3.573529">
            <text:p>-3,573529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9328">
            <text:p>0,079328</text:p>
          </table:table-cell>
          <table:table-cell office:value-type="float" office:value="-3.592941">
            <text:p>-3,592941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9328">
            <text:p>0,079328</text:p>
          </table:table-cell>
          <table:table-cell office:value-type="float" office:value="-3.592941">
            <text:p>-3,592941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78704">
            <text:p>0,078704</text:p>
          </table:table-cell>
          <table:table-cell office:value-type="float" office:value="-3.612059">
            <text:p>-3,612059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78704">
            <text:p>0,078704</text:p>
          </table:table-cell>
          <table:table-cell office:value-type="float" office:value="-3.612059">
            <text:p>-3,612059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78704">
            <text:p>0,078704</text:p>
          </table:table-cell>
          <table:table-cell office:value-type="float" office:value="-3.632059">
            <text:p>-3,632059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8704">
            <text:p>0,078704</text:p>
          </table:table-cell>
          <table:table-cell office:value-type="float" office:value="-3.632059">
            <text:p>-3,632059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78704">
            <text:p>0,078704</text:p>
          </table:table-cell>
          <table:table-cell office:value-type="float" office:value="-3.651765">
            <text:p>-3,651765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78704">
            <text:p>0,078704</text:p>
          </table:table-cell>
          <table:table-cell office:value-type="float" office:value="-3.651765">
            <text:p>-3,651765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8704">
            <text:p>0,078704</text:p>
          </table:table-cell>
          <table:table-cell office:value-type="float" office:value="-3.671471">
            <text:p>-3,671471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78704">
            <text:p>0,078704</text:p>
          </table:table-cell>
          <table:table-cell office:value-type="float" office:value="-3.671471">
            <text:p>-3,671471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9328">
            <text:p>0,079328</text:p>
          </table:table-cell>
          <table:table-cell office:value-type="float" office:value="-3.691471">
            <text:p>-3,691471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79328">
            <text:p>0,079328</text:p>
          </table:table-cell>
          <table:table-cell office:value-type="float" office:value="-3.691471">
            <text:p>-3,691471</text:p>
          </table:table-cell>
          <table:table-cell table:number-columns-repeated="1019"/>
        </table:table-row>
        <table:table-row table:style-name="ro1">
          <table:table-cell office:value-type="float" office:value="1342.96106">
            <text:p>1342,96106</text:p>
          </table:table-cell>
          <table:table-cell office:value-type="float" office:value="-0.003233">
            <text:p>-0,003233</text:p>
          </table:table-cell>
          <table:table-cell office:value-type="float" office:value="-0.003194">
            <text:p>-0,003194</text:p>
          </table:table-cell>
          <table:table-cell office:value-type="float" office:value="0.080578">
            <text:p>0,080578</text:p>
          </table:table-cell>
          <table:table-cell office:value-type="float" office:value="-3.711176">
            <text:p>-3,711176</text:p>
          </table:table-cell>
          <table:table-cell table:number-columns-repeated="1019"/>
        </table:table-row>
        <table:table-row table:style-name="ro1">
          <table:table-cell office:value-type="float" office:value="1342.96106">
            <text:p>1342,9610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0578">
            <text:p>0,080578</text:p>
          </table:table-cell>
          <table:table-cell office:value-type="float" office:value="-3.711176">
            <text:p>-3,711176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1202">
            <text:p>0,081202</text:p>
          </table:table-cell>
          <table:table-cell office:value-type="float" office:value="-3.729412">
            <text:p>-3,729412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1202">
            <text:p>0,081202</text:p>
          </table:table-cell>
          <table:table-cell office:value-type="float" office:value="-3.748529">
            <text:p>-3,74852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1202">
            <text:p>0,081202</text:p>
          </table:table-cell>
          <table:table-cell office:value-type="float" office:value="-3.748529">
            <text:p>-3,74852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1202">
            <text:p>0,081202</text:p>
          </table:table-cell>
          <table:table-cell office:value-type="float" office:value="-3.767647">
            <text:p>-3,767647</text:p>
          </table:table-cell>
          <table:table-cell table:number-columns-repeated="1019"/>
        </table:table-row>
        <table:table-row table:style-name="ro1">
          <table:table-cell office:value-type="float" office:value="1363.782104">
            <text:p>1363,782104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81827">
            <text:p>0,081827</text:p>
          </table:table-cell>
          <table:table-cell office:value-type="float" office:value="-3.767647">
            <text:p>-3,767647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82452">
            <text:p>0,082452</text:p>
          </table:table-cell>
          <table:table-cell office:value-type="float" office:value="-3.786765">
            <text:p>-3,786765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2452">
            <text:p>0,082452</text:p>
          </table:table-cell>
          <table:table-cell office:value-type="float" office:value="-3.786765">
            <text:p>-3,786765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3076">
            <text:p>0,083076</text:p>
          </table:table-cell>
          <table:table-cell office:value-type="float" office:value="-3.805882">
            <text:p>-3,805882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83076">
            <text:p>0,083076</text:p>
          </table:table-cell>
          <table:table-cell office:value-type="float" office:value="-3.805882">
            <text:p>-3,805882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3.825">
            <text:p>-3,825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2452">
            <text:p>0,082452</text:p>
          </table:table-cell>
          <table:table-cell office:value-type="float" office:value="-3.825">
            <text:p>-3,825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3076">
            <text:p>0,083076</text:p>
          </table:table-cell>
          <table:table-cell office:value-type="float" office:value="-3.844118">
            <text:p>-3,844118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3076">
            <text:p>0,083076</text:p>
          </table:table-cell>
          <table:table-cell office:value-type="float" office:value="-3.844118">
            <text:p>-3,844118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3076">
            <text:p>0,083076</text:p>
          </table:table-cell>
          <table:table-cell office:value-type="float" office:value="-3.863529">
            <text:p>-3,863529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3076">
            <text:p>0,083076</text:p>
          </table:table-cell>
          <table:table-cell office:value-type="float" office:value="-3.863529">
            <text:p>-3,863529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4325">
            <text:p>0,084325</text:p>
          </table:table-cell>
          <table:table-cell office:value-type="float" office:value="-3.882647">
            <text:p>-3,882647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4325">
            <text:p>0,084325</text:p>
          </table:table-cell>
          <table:table-cell office:value-type="float" office:value="-3.882647">
            <text:p>-3,882647</text:p>
          </table:table-cell>
          <table:table-cell table:number-columns-repeated="1019"/>
        </table:table-row>
        <table:table-row table:style-name="ro1">
          <table:table-cell office:value-type="float" office:value="1395.013794">
            <text:p>1395,01379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3701">
            <text:p>0,083701</text:p>
          </table:table-cell>
          <table:table-cell office:value-type="float" office:value="-3.902647">
            <text:p>-3,902647</text:p>
          </table:table-cell>
          <table:table-cell table:number-columns-repeated="1019"/>
        </table:table-row>
        <table:table-row table:style-name="ro1">
          <table:table-cell office:value-type="float" office:value="1395.013794">
            <text:p>1395,01379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3701">
            <text:p>0,083701</text:p>
          </table:table-cell>
          <table:table-cell office:value-type="float" office:value="-3.902647">
            <text:p>-3,902647</text:p>
          </table:table-cell>
          <table:table-cell table:number-columns-repeated="1019"/>
        </table:table-row>
        <table:table-row table:style-name="ro1">
          <table:table-cell office:value-type="float" office:value="1415.834839">
            <text:p>1415,83483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495">
            <text:p>0,08495</text:p>
          </table:table-cell>
          <table:table-cell office:value-type="float" office:value="-3.921765">
            <text:p>-3,921765</text:p>
          </table:table-cell>
          <table:table-cell table:number-columns-repeated="1019"/>
        </table:table-row>
        <table:table-row table:style-name="ro1">
          <table:table-cell office:value-type="float" office:value="1415.834839">
            <text:p>1415,83483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495">
            <text:p>0,08495</text:p>
          </table:table-cell>
          <table:table-cell office:value-type="float" office:value="-3.921765">
            <text:p>-3,921765</text:p>
          </table:table-cell>
          <table:table-cell table:number-columns-repeated="1019"/>
        </table:table-row>
        <table:table-row table:style-name="ro1">
          <table:table-cell office:value-type="float" office:value="1426.245361">
            <text:p>1426,24536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5575">
            <text:p>0,085575</text:p>
          </table:table-cell>
          <table:table-cell office:value-type="float" office:value="-3.941176">
            <text:p>-3,941176</text:p>
          </table:table-cell>
          <table:table-cell table:number-columns-repeated="1019"/>
        </table:table-row>
        <table:table-row table:style-name="ro1">
          <table:table-cell office:value-type="float" office:value="1426.245361">
            <text:p>1426,2453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5575">
            <text:p>0,085575</text:p>
          </table:table-cell>
          <table:table-cell office:value-type="float" office:value="-3.941176">
            <text:p>-3,941176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84325">
            <text:p>0,084325</text:p>
          </table:table-cell>
          <table:table-cell office:value-type="float" office:value="-3.961471">
            <text:p>-3,961471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4325">
            <text:p>0,084325</text:p>
          </table:table-cell>
          <table:table-cell office:value-type="float" office:value="-3.961471">
            <text:p>-3,961471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6199">
            <text:p>0,086199</text:p>
          </table:table-cell>
          <table:table-cell office:value-type="float" office:value="-3.980882">
            <text:p>-3,980882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6199">
            <text:p>0,086199</text:p>
          </table:table-cell>
          <table:table-cell office:value-type="float" office:value="-3.980882">
            <text:p>-3,980882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33">
            <text:p>-0,003233</text:p>
          </table:table-cell>
          <table:table-cell office:value-type="float" office:value="-0.003194">
            <text:p>-0,003194</text:p>
          </table:table-cell>
          <table:table-cell office:value-type="float" office:value="0.086199">
            <text:p>0,086199</text:p>
          </table:table-cell>
          <table:table-cell office:value-type="float" office:value="-4">
            <text:p>-4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4">
            <text:p>-4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88073">
            <text:p>0,088073</text:p>
          </table:table-cell>
          <table:table-cell office:value-type="float" office:value="-4.019706">
            <text:p>-4,019706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8073">
            <text:p>0,088073</text:p>
          </table:table-cell>
          <table:table-cell office:value-type="float" office:value="-4.038235">
            <text:p>-4,038235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6824">
            <text:p>0,086824</text:p>
          </table:table-cell>
          <table:table-cell office:value-type="float" office:value="-4.038235">
            <text:p>-4,038235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86824">
            <text:p>0,086824</text:p>
          </table:table-cell>
          <table:table-cell office:value-type="float" office:value="-4.057647">
            <text:p>-4,057647</text:p>
          </table:table-cell>
          <table:table-cell table:number-columns-repeated="1019"/>
        </table:table-row>
        <table:table-row table:style-name="ro1">
          <table:table-cell office:value-type="float" office:value="1426.245361">
            <text:p>1426,24536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5575">
            <text:p>0,085575</text:p>
          </table:table-cell>
          <table:table-cell office:value-type="float" office:value="-4.057647">
            <text:p>-4,057647</text:p>
          </table:table-cell>
          <table:table-cell table:number-columns-repeated="1019"/>
        </table:table-row>
        <table:table-row table:style-name="ro1">
          <table:table-cell office:value-type="float" office:value="1426.245361">
            <text:p>1426,24536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85575">
            <text:p>0,085575</text:p>
          </table:table-cell>
          <table:table-cell office:value-type="float" office:value="-4.076177">
            <text:p>-4,076177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7449">
            <text:p>0,087449</text:p>
          </table:table-cell>
          <table:table-cell office:value-type="float" office:value="-4.076177">
            <text:p>-4,076177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8073">
            <text:p>0,088073</text:p>
          </table:table-cell>
          <table:table-cell office:value-type="float" office:value="-4.095882">
            <text:p>-4,095882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8073">
            <text:p>0,088073</text:p>
          </table:table-cell>
          <table:table-cell office:value-type="float" office:value="-4.095882">
            <text:p>-4,095882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4.114412">
            <text:p>-4,114412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89323">
            <text:p>0,089323</text:p>
          </table:table-cell>
          <table:table-cell office:value-type="float" office:value="-4.114412">
            <text:p>-4,114412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4.133823">
            <text:p>-4,133823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4.133823">
            <text:p>-4,133823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4.15353">
            <text:p>-4,15353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3">
            <text:p>-0,00323</text:p>
          </table:table-cell>
          <table:table-cell office:value-type="float" office:value="-0.003191">
            <text:p>-0,003191</text:p>
          </table:table-cell>
          <table:table-cell office:value-type="float" office:value="0.089323">
            <text:p>0,089323</text:p>
          </table:table-cell>
          <table:table-cell office:value-type="float" office:value="-4.15353">
            <text:p>-4,15353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0572">
            <text:p>0,090572</text:p>
          </table:table-cell>
          <table:table-cell office:value-type="float" office:value="-4.172647">
            <text:p>-4,172647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0572">
            <text:p>0,090572</text:p>
          </table:table-cell>
          <table:table-cell office:value-type="float" office:value="-4.172647">
            <text:p>-4,172647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4.191471">
            <text:p>-4,191471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9323">
            <text:p>0,089323</text:p>
          </table:table-cell>
          <table:table-cell office:value-type="float" office:value="-4.191471">
            <text:p>-4,191471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4.211176">
            <text:p>-4,211176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9323">
            <text:p>0,089323</text:p>
          </table:table-cell>
          <table:table-cell office:value-type="float" office:value="-4.211176">
            <text:p>-4,211176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4.230588">
            <text:p>-4,230588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4.230588">
            <text:p>-4,230588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89323">
            <text:p>0,089323</text:p>
          </table:table-cell>
          <table:table-cell office:value-type="float" office:value="-4.249412">
            <text:p>-4,249412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4.249412">
            <text:p>-4,249412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2446">
            <text:p>0,092446</text:p>
          </table:table-cell>
          <table:table-cell office:value-type="float" office:value="-4.269118">
            <text:p>-4,269118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2446">
            <text:p>0,092446</text:p>
          </table:table-cell>
          <table:table-cell office:value-type="float" office:value="-4.288235">
            <text:p>-4,288235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307">
            <text:p>0,09307</text:p>
          </table:table-cell>
          <table:table-cell office:value-type="float" office:value="-4.288235">
            <text:p>-4,288235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307">
            <text:p>0,09307</text:p>
          </table:table-cell>
          <table:table-cell office:value-type="float" office:value="-4.307353">
            <text:p>-4,307353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4.307353">
            <text:p>-4,307353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4.32647">
            <text:p>-4,32647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432">
            <text:p>0,09432</text:p>
          </table:table-cell>
          <table:table-cell office:value-type="float" office:value="-4.32647">
            <text:p>-4,32647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3695">
            <text:p>0,093695</text:p>
          </table:table-cell>
          <table:table-cell office:value-type="float" office:value="-4.345588">
            <text:p>-4,345588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3695">
            <text:p>0,093695</text:p>
          </table:table-cell>
          <table:table-cell office:value-type="float" office:value="-4.345588">
            <text:p>-4,345588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432">
            <text:p>0,09432</text:p>
          </table:table-cell>
          <table:table-cell office:value-type="float" office:value="-4.364412">
            <text:p>-4,364412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4.364412">
            <text:p>-4,364412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432">
            <text:p>0,09432</text:p>
          </table:table-cell>
          <table:table-cell office:value-type="float" office:value="-4.383823">
            <text:p>-4,383823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4.383823">
            <text:p>-4,383823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432">
            <text:p>0,09432</text:p>
          </table:table-cell>
          <table:table-cell office:value-type="float" office:value="-4.402647">
            <text:p>-4,402647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432">
            <text:p>0,09432</text:p>
          </table:table-cell>
          <table:table-cell office:value-type="float" office:value="-4.402647">
            <text:p>-4,402647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3695">
            <text:p>0,093695</text:p>
          </table:table-cell>
          <table:table-cell office:value-type="float" office:value="-4.421765">
            <text:p>-4,421765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93695">
            <text:p>0,093695</text:p>
          </table:table-cell>
          <table:table-cell office:value-type="float" office:value="-4.421765">
            <text:p>-4,421765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4944">
            <text:p>0,094944</text:p>
          </table:table-cell>
          <table:table-cell office:value-type="float" office:value="-4.441176">
            <text:p>-4,441176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4944">
            <text:p>0,094944</text:p>
          </table:table-cell>
          <table:table-cell office:value-type="float" office:value="-4.441176">
            <text:p>-4,441176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4944">
            <text:p>0,094944</text:p>
          </table:table-cell>
          <table:table-cell office:value-type="float" office:value="-4.460588">
            <text:p>-4,460588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4944">
            <text:p>0,094944</text:p>
          </table:table-cell>
          <table:table-cell office:value-type="float" office:value="-4.460588">
            <text:p>-4,460588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3695">
            <text:p>0,093695</text:p>
          </table:table-cell>
          <table:table-cell office:value-type="float" office:value="-4.480588">
            <text:p>-4,480588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3695">
            <text:p>0,093695</text:p>
          </table:table-cell>
          <table:table-cell office:value-type="float" office:value="-4.480588">
            <text:p>-4,480588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96193">
            <text:p>0,096193</text:p>
          </table:table-cell>
          <table:table-cell office:value-type="float" office:value="-4.499118">
            <text:p>-4,499118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6193">
            <text:p>0,096193</text:p>
          </table:table-cell>
          <table:table-cell office:value-type="float" office:value="-4.518235">
            <text:p>-4,518235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5569">
            <text:p>0,095569</text:p>
          </table:table-cell>
          <table:table-cell office:value-type="float" office:value="-4.518235">
            <text:p>-4,518235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5569">
            <text:p>0,095569</text:p>
          </table:table-cell>
          <table:table-cell office:value-type="float" office:value="-4.537059">
            <text:p>-4,537059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6193">
            <text:p>0,096193</text:p>
          </table:table-cell>
          <table:table-cell office:value-type="float" office:value="-4.537059">
            <text:p>-4,537059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96193">
            <text:p>0,096193</text:p>
          </table:table-cell>
          <table:table-cell office:value-type="float" office:value="-4.556177">
            <text:p>-4,556177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7443">
            <text:p>0,097443</text:p>
          </table:table-cell>
          <table:table-cell office:value-type="float" office:value="-4.556177">
            <text:p>-4,556177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6193">
            <text:p>0,096193</text:p>
          </table:table-cell>
          <table:table-cell office:value-type="float" office:value="-4.575">
            <text:p>-4,575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96193">
            <text:p>0,096193</text:p>
          </table:table-cell>
          <table:table-cell office:value-type="float" office:value="-4.575">
            <text:p>-4,575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98067">
            <text:p>0,098067</text:p>
          </table:table-cell>
          <table:table-cell office:value-type="float" office:value="-4.594118">
            <text:p>-4,594118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8067">
            <text:p>0,098067</text:p>
          </table:table-cell>
          <table:table-cell office:value-type="float" office:value="-4.594118">
            <text:p>-4,594118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4944">
            <text:p>0,094944</text:p>
          </table:table-cell>
          <table:table-cell office:value-type="float" office:value="-4.613529">
            <text:p>-4,613529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4944">
            <text:p>0,094944</text:p>
          </table:table-cell>
          <table:table-cell office:value-type="float" office:value="-4.613529">
            <text:p>-4,613529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7443">
            <text:p>0,097443</text:p>
          </table:table-cell>
          <table:table-cell office:value-type="float" office:value="-4.632941">
            <text:p>-4,632941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3">
            <text:p>-0,00323</text:p>
          </table:table-cell>
          <table:table-cell office:value-type="float" office:value="-0.003191">
            <text:p>-0,003191</text:p>
          </table:table-cell>
          <table:table-cell office:value-type="float" office:value="0.097443">
            <text:p>0,097443</text:p>
          </table:table-cell>
          <table:table-cell office:value-type="float" office:value="-4.632941">
            <text:p>-4,632941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8067">
            <text:p>0,098067</text:p>
          </table:table-cell>
          <table:table-cell office:value-type="float" office:value="-4.651765">
            <text:p>-4,651765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8067">
            <text:p>0,098067</text:p>
          </table:table-cell>
          <table:table-cell office:value-type="float" office:value="-4.651765">
            <text:p>-4,651765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8067">
            <text:p>0,098067</text:p>
          </table:table-cell>
          <table:table-cell office:value-type="float" office:value="-4.670882">
            <text:p>-4,670882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8067">
            <text:p>0,098067</text:p>
          </table:table-cell>
          <table:table-cell office:value-type="float" office:value="-4.670882">
            <text:p>-4,670882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4.690588">
            <text:p>-4,690588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4.690588">
            <text:p>-4,690588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4.710294">
            <text:p>-4,710294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8692">
            <text:p>0,098692</text:p>
          </table:table-cell>
          <table:table-cell office:value-type="float" office:value="-4.710294">
            <text:p>-4,710294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8067">
            <text:p>0,098067</text:p>
          </table:table-cell>
          <table:table-cell office:value-type="float" office:value="-4.729118">
            <text:p>-4,729118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8067">
            <text:p>0,098067</text:p>
          </table:table-cell>
          <table:table-cell office:value-type="float" office:value="-4.729118">
            <text:p>-4,729118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8692">
            <text:p>0,098692</text:p>
          </table:table-cell>
          <table:table-cell office:value-type="float" office:value="-4.748235">
            <text:p>-4,74823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8692">
            <text:p>0,098692</text:p>
          </table:table-cell>
          <table:table-cell office:value-type="float" office:value="-4.767647">
            <text:p>-4,767647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8692">
            <text:p>0,098692</text:p>
          </table:table-cell>
          <table:table-cell office:value-type="float" office:value="-4.767647">
            <text:p>-4,767647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4.787059">
            <text:p>-4,787059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4.787059">
            <text:p>-4,787059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4.805882">
            <text:p>-4,805882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4.805882">
            <text:p>-4,805882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4.824706">
            <text:p>-4,824706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99317">
            <text:p>0,099317</text:p>
          </table:table-cell>
          <table:table-cell office:value-type="float" office:value="-4.824706">
            <text:p>-4,824706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4.844706">
            <text:p>-4,844706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4.844706">
            <text:p>-4,844706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4.863529">
            <text:p>-4,863529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4.863529">
            <text:p>-4,863529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4.882647">
            <text:p>-4,882647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99317">
            <text:p>0,099317</text:p>
          </table:table-cell>
          <table:table-cell office:value-type="float" office:value="-4.882647">
            <text:p>-4,882647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4.901765">
            <text:p>-4,901765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4.901765">
            <text:p>-4,901765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9941">
            <text:p>0,099941</text:p>
          </table:table-cell>
          <table:table-cell office:value-type="float" office:value="-4.920294">
            <text:p>-4,92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4.920294">
            <text:p>-4,92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4.940294">
            <text:p>-4,94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4.940294">
            <text:p>-4,94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4.960294">
            <text:p>-4,96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4.960294">
            <text:p>-4,960294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4.979412">
            <text:p>-4,979412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4.979412">
            <text:p>-4,979412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4.998824">
            <text:p>-4,998824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4.998824">
            <text:p>-4,998824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5.018235">
            <text:p>-5,01823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5.037059">
            <text:p>-5,037059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8692">
            <text:p>0,098692</text:p>
          </table:table-cell>
          <table:table-cell office:value-type="float" office:value="-5.037059">
            <text:p>-5,037059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5.055882">
            <text:p>-5,055882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5.055882">
            <text:p>-5,055882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5.075">
            <text:p>-5,07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5.075">
            <text:p>-5,075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8067">
            <text:p>0,098067</text:p>
          </table:table-cell>
          <table:table-cell office:value-type="float" office:value="-5.094118">
            <text:p>-5,094118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8067">
            <text:p>0,098067</text:p>
          </table:table-cell>
          <table:table-cell office:value-type="float" office:value="-5.094118">
            <text:p>-5,094118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5.113235">
            <text:p>-5,11323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98692">
            <text:p>0,098692</text:p>
          </table:table-cell>
          <table:table-cell office:value-type="float" office:value="-5.113235">
            <text:p>-5,11323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5.132941">
            <text:p>-5,132941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5.132941">
            <text:p>-5,132941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100566">
            <text:p>0,100566</text:p>
          </table:table-cell>
          <table:table-cell office:value-type="float" office:value="-5.151765">
            <text:p>-5,151765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00566">
            <text:p>0,100566</text:p>
          </table:table-cell>
          <table:table-cell office:value-type="float" office:value="-5.151765">
            <text:p>-5,15176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8692">
            <text:p>0,098692</text:p>
          </table:table-cell>
          <table:table-cell office:value-type="float" office:value="-5.171176">
            <text:p>-5,171176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5.171176">
            <text:p>-5,171176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9941">
            <text:p>0,099941</text:p>
          </table:table-cell>
          <table:table-cell office:value-type="float" office:value="-5.190588">
            <text:p>-5,190588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9941">
            <text:p>0,099941</text:p>
          </table:table-cell>
          <table:table-cell office:value-type="float" office:value="-5.190588">
            <text:p>-5,190588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5.210294">
            <text:p>-5,210294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00566">
            <text:p>0,100566</text:p>
          </table:table-cell>
          <table:table-cell office:value-type="float" office:value="-5.210294">
            <text:p>-5,21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5.23">
            <text:p>-5,23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5.23">
            <text:p>-5,23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00566">
            <text:p>0,100566</text:p>
          </table:table-cell>
          <table:table-cell office:value-type="float" office:value="-5.248824">
            <text:p>-5,248824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00566">
            <text:p>0,100566</text:p>
          </table:table-cell>
          <table:table-cell office:value-type="float" office:value="-5.248824">
            <text:p>-5,248824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01815">
            <text:p>0,101815</text:p>
          </table:table-cell>
          <table:table-cell office:value-type="float" office:value="-5.268529">
            <text:p>-5,268529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1815">
            <text:p>0,101815</text:p>
          </table:table-cell>
          <table:table-cell office:value-type="float" office:value="-5.287353">
            <text:p>-5,287353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5.287353">
            <text:p>-5,287353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0566">
            <text:p>0,100566</text:p>
          </table:table-cell>
          <table:table-cell office:value-type="float" office:value="-5.306765">
            <text:p>-5,306765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1191">
            <text:p>0,101191</text:p>
          </table:table-cell>
          <table:table-cell office:value-type="float" office:value="-5.306765">
            <text:p>-5,306765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1191">
            <text:p>0,101191</text:p>
          </table:table-cell>
          <table:table-cell office:value-type="float" office:value="-5.326177">
            <text:p>-5,326177</text:p>
          </table:table-cell>
          <table:table-cell table:number-columns-repeated="1019"/>
        </table:table-row>
        <table:table-row table:style-name="ro1">
          <table:table-cell office:value-type="float" office:value="1728.151367">
            <text:p>1728,15136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3689">
            <text:p>0,103689</text:p>
          </table:table-cell>
          <table:table-cell office:value-type="float" office:value="-5.326177">
            <text:p>-5,326177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1815">
            <text:p>0,101815</text:p>
          </table:table-cell>
          <table:table-cell office:value-type="float" office:value="-5.345588">
            <text:p>-5,345588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01815">
            <text:p>0,101815</text:p>
          </table:table-cell>
          <table:table-cell office:value-type="float" office:value="-5.345588">
            <text:p>-5,345588</text:p>
          </table:table-cell>
          <table:table-cell table:number-columns-repeated="1019"/>
        </table:table-row>
        <table:table-row table:style-name="ro1">
          <table:table-cell office:value-type="float" office:value="1707.330322">
            <text:p>1707,330322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0244">
            <text:p>0,10244</text:p>
          </table:table-cell>
          <table:table-cell office:value-type="float" office:value="-5.364118">
            <text:p>-5,364118</text:p>
          </table:table-cell>
          <table:table-cell table:number-columns-repeated="1019"/>
        </table:table-row>
        <table:table-row table:style-name="ro1">
          <table:table-cell office:value-type="float" office:value="1707.330322">
            <text:p>1707,33032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244">
            <text:p>0,10244</text:p>
          </table:table-cell>
          <table:table-cell office:value-type="float" office:value="-5.364118">
            <text:p>-5,364118</text:p>
          </table:table-cell>
          <table:table-cell table:number-columns-repeated="1019"/>
        </table:table-row>
        <table:table-row table:style-name="ro1">
          <table:table-cell office:value-type="float" office:value="1717.740845">
            <text:p>1717,7408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3064">
            <text:p>0,103064</text:p>
          </table:table-cell>
          <table:table-cell office:value-type="float" office:value="-5.383529">
            <text:p>-5,383529</text:p>
          </table:table-cell>
          <table:table-cell table:number-columns-repeated="1019"/>
        </table:table-row>
        <table:table-row table:style-name="ro1">
          <table:table-cell office:value-type="float" office:value="1717.740845">
            <text:p>1717,74084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03064">
            <text:p>0,103064</text:p>
          </table:table-cell>
          <table:table-cell office:value-type="float" office:value="-5.383529">
            <text:p>-5,383529</text:p>
          </table:table-cell>
          <table:table-cell table:number-columns-repeated="1019"/>
        </table:table-row>
        <table:table-row table:style-name="ro1">
          <table:table-cell office:value-type="float" office:value="1707.330322">
            <text:p>1707,33032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244">
            <text:p>0,10244</text:p>
          </table:table-cell>
          <table:table-cell office:value-type="float" office:value="-5.402941">
            <text:p>-5,402941</text:p>
          </table:table-cell>
          <table:table-cell table:number-columns-repeated="1019"/>
        </table:table-row>
        <table:table-row table:style-name="ro1">
          <table:table-cell office:value-type="float" office:value="1707.330322">
            <text:p>1707,330322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0244">
            <text:p>0,10244</text:p>
          </table:table-cell>
          <table:table-cell office:value-type="float" office:value="-5.402941">
            <text:p>-5,402941</text:p>
          </table:table-cell>
          <table:table-cell table:number-columns-repeated="1019"/>
        </table:table-row>
        <table:table-row table:style-name="ro1">
          <table:table-cell office:value-type="float" office:value="1728.151367">
            <text:p>1728,15136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3689">
            <text:p>0,103689</text:p>
          </table:table-cell>
          <table:table-cell office:value-type="float" office:value="-5.421765">
            <text:p>-5,421765</text:p>
          </table:table-cell>
          <table:table-cell table:number-columns-repeated="1019"/>
        </table:table-row>
        <table:table-row table:style-name="ro1">
          <table:table-cell office:value-type="float" office:value="1728.151367">
            <text:p>1728,15136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03689">
            <text:p>0,103689</text:p>
          </table:table-cell>
          <table:table-cell office:value-type="float" office:value="-5.421765">
            <text:p>-5,421765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4314">
            <text:p>0,104314</text:p>
          </table:table-cell>
          <table:table-cell office:value-type="float" office:value="-5.440588">
            <text:p>-5,440588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4314">
            <text:p>0,104314</text:p>
          </table:table-cell>
          <table:table-cell office:value-type="float" office:value="-5.440588">
            <text:p>-5,440588</text:p>
          </table:table-cell>
          <table:table-cell table:number-columns-repeated="1019"/>
        </table:table-row>
        <table:table-row table:style-name="ro1">
          <table:table-cell office:value-type="float" office:value="1728.151367">
            <text:p>1728,1513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3689">
            <text:p>0,103689</text:p>
          </table:table-cell>
          <table:table-cell office:value-type="float" office:value="-5.460294">
            <text:p>-5,460294</text:p>
          </table:table-cell>
          <table:table-cell table:number-columns-repeated="1019"/>
        </table:table-row>
        <table:table-row table:style-name="ro1">
          <table:table-cell office:value-type="float" office:value="1728.151367">
            <text:p>1728,15136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3689">
            <text:p>0,103689</text:p>
          </table:table-cell>
          <table:table-cell office:value-type="float" office:value="-5.460294">
            <text:p>-5,460294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4314">
            <text:p>0,104314</text:p>
          </table:table-cell>
          <table:table-cell office:value-type="float" office:value="-5.48">
            <text:p>-5,48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4314">
            <text:p>0,104314</text:p>
          </table:table-cell>
          <table:table-cell office:value-type="float" office:value="-5.48">
            <text:p>-5,48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4938">
            <text:p>0,104938</text:p>
          </table:table-cell>
          <table:table-cell office:value-type="float" office:value="-5.5">
            <text:p>-5,5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4938">
            <text:p>0,104938</text:p>
          </table:table-cell>
          <table:table-cell office:value-type="float" office:value="-5.5">
            <text:p>-5,5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05563">
            <text:p>0,105563</text:p>
          </table:table-cell>
          <table:table-cell office:value-type="float" office:value="-5.518529">
            <text:p>-5,518529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5563">
            <text:p>0,105563</text:p>
          </table:table-cell>
          <table:table-cell office:value-type="float" office:value="-5.537059">
            <text:p>-5,537059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05563">
            <text:p>0,105563</text:p>
          </table:table-cell>
          <table:table-cell office:value-type="float" office:value="-5.537059">
            <text:p>-5,537059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05563">
            <text:p>0,105563</text:p>
          </table:table-cell>
          <table:table-cell office:value-type="float" office:value="-5.556177">
            <text:p>-5,556177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04938">
            <text:p>0,104938</text:p>
          </table:table-cell>
          <table:table-cell office:value-type="float" office:value="-5.556177">
            <text:p>-5,556177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4938">
            <text:p>0,104938</text:p>
          </table:table-cell>
          <table:table-cell office:value-type="float" office:value="-5.575588">
            <text:p>-5,575588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6188">
            <text:p>0,106188</text:p>
          </table:table-cell>
          <table:table-cell office:value-type="float" office:value="-5.575588">
            <text:p>-5,575588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4938">
            <text:p>0,104938</text:p>
          </table:table-cell>
          <table:table-cell office:value-type="float" office:value="-5.594118">
            <text:p>-5,594118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4938">
            <text:p>0,104938</text:p>
          </table:table-cell>
          <table:table-cell office:value-type="float" office:value="-5.594118">
            <text:p>-5,594118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5563">
            <text:p>0,105563</text:p>
          </table:table-cell>
          <table:table-cell office:value-type="float" office:value="-5.613529">
            <text:p>-5,613529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5563">
            <text:p>0,105563</text:p>
          </table:table-cell>
          <table:table-cell office:value-type="float" office:value="-5.613529">
            <text:p>-5,613529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5563">
            <text:p>0,105563</text:p>
          </table:table-cell>
          <table:table-cell office:value-type="float" office:value="-5.632647">
            <text:p>-5,632647</text:p>
          </table:table-cell>
          <table:table-cell table:number-columns-repeated="1019"/>
        </table:table-row>
        <table:table-row table:style-name="ro1">
          <table:table-cell office:value-type="float" office:value="1759.383057">
            <text:p>1759,38305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5563">
            <text:p>0,105563</text:p>
          </table:table-cell>
          <table:table-cell office:value-type="float" office:value="-5.632647">
            <text:p>-5,632647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06188">
            <text:p>0,106188</text:p>
          </table:table-cell>
          <table:table-cell office:value-type="float" office:value="-5.651765">
            <text:p>-5,651765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6188">
            <text:p>0,106188</text:p>
          </table:table-cell>
          <table:table-cell office:value-type="float" office:value="-5.651765">
            <text:p>-5,651765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6188">
            <text:p>0,106188</text:p>
          </table:table-cell>
          <table:table-cell office:value-type="float" office:value="-5.670882">
            <text:p>-5,670882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06188">
            <text:p>0,106188</text:p>
          </table:table-cell>
          <table:table-cell office:value-type="float" office:value="-5.670882">
            <text:p>-5,670882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06812">
            <text:p>0,106812</text:p>
          </table:table-cell>
          <table:table-cell office:value-type="float" office:value="-5.69">
            <text:p>-5,69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5.69">
            <text:p>-5,69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5.710882">
            <text:p>-5,710882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6812">
            <text:p>0,106812</text:p>
          </table:table-cell>
          <table:table-cell office:value-type="float" office:value="-5.710882">
            <text:p>-5,710882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07437">
            <text:p>0,107437</text:p>
          </table:table-cell>
          <table:table-cell office:value-type="float" office:value="-5.729706">
            <text:p>-5,729706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5.729706">
            <text:p>-5,729706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5.749412">
            <text:p>-5,749412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5.749412">
            <text:p>-5,749412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5.768235">
            <text:p>-5,768235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5.787059">
            <text:p>-5,787059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5.787059">
            <text:p>-5,787059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5.806765">
            <text:p>-5,806765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5.806765">
            <text:p>-5,806765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08062">
            <text:p>0,108062</text:p>
          </table:table-cell>
          <table:table-cell office:value-type="float" office:value="-5.825588">
            <text:p>-5,825588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8686">
            <text:p>0,108686</text:p>
          </table:table-cell>
          <table:table-cell office:value-type="float" office:value="-5.825588">
            <text:p>-5,825588</text:p>
          </table:table-cell>
          <table:table-cell table:number-columns-repeated="1019"/>
        </table:table-row>
        <table:table-row table:style-name="ro1">
          <table:table-cell office:value-type="float" office:value="1832.256836">
            <text:p>1832,256836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109935">
            <text:p>0,109935</text:p>
          </table:table-cell>
          <table:table-cell office:value-type="float" office:value="-5.844412">
            <text:p>-5,844412</text:p>
          </table:table-cell>
          <table:table-cell table:number-columns-repeated="1019"/>
        </table:table-row>
        <table:table-row table:style-name="ro1">
          <table:table-cell office:value-type="float" office:value="1832.256836">
            <text:p>1832,25683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9935">
            <text:p>0,109935</text:p>
          </table:table-cell>
          <table:table-cell office:value-type="float" office:value="-5.844412">
            <text:p>-5,844412</text:p>
          </table:table-cell>
          <table:table-cell table:number-columns-repeated="1019"/>
        </table:table-row>
        <table:table-row table:style-name="ro1">
          <table:table-cell office:value-type="float" office:value="1853.078003">
            <text:p>1853,078003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11185">
            <text:p>0,111185</text:p>
          </table:table-cell>
          <table:table-cell office:value-type="float" office:value="-5.864118">
            <text:p>-5,864118</text:p>
          </table:table-cell>
          <table:table-cell table:number-columns-repeated="1019"/>
        </table:table-row>
        <table:table-row table:style-name="ro1">
          <table:table-cell office:value-type="float" office:value="1853.078003">
            <text:p>1853,07800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11185">
            <text:p>0,111185</text:p>
          </table:table-cell>
          <table:table-cell office:value-type="float" office:value="-5.864118">
            <text:p>-5,864118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8686">
            <text:p>0,108686</text:p>
          </table:table-cell>
          <table:table-cell office:value-type="float" office:value="-5.882941">
            <text:p>-5,882941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08686">
            <text:p>0,108686</text:p>
          </table:table-cell>
          <table:table-cell office:value-type="float" office:value="-5.882941">
            <text:p>-5,882941</text:p>
          </table:table-cell>
          <table:table-cell table:number-columns-repeated="1019"/>
        </table:table-row>
        <table:table-row table:style-name="ro1">
          <table:table-cell office:value-type="float" office:value="1832.256836">
            <text:p>1832,25683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09935">
            <text:p>0,109935</text:p>
          </table:table-cell>
          <table:table-cell office:value-type="float" office:value="-5.902059">
            <text:p>-5,902059</text:p>
          </table:table-cell>
          <table:table-cell table:number-columns-repeated="1019"/>
        </table:table-row>
        <table:table-row table:style-name="ro1">
          <table:table-cell office:value-type="float" office:value="1832.256836">
            <text:p>1832,25683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09935">
            <text:p>0,109935</text:p>
          </table:table-cell>
          <table:table-cell office:value-type="float" office:value="-5.902059">
            <text:p>-5,902059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5.921471">
            <text:p>-5,921471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5.921471">
            <text:p>-5,921471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08686">
            <text:p>0,108686</text:p>
          </table:table-cell>
          <table:table-cell office:value-type="float" office:value="-5.939706">
            <text:p>-5,939706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8686">
            <text:p>0,108686</text:p>
          </table:table-cell>
          <table:table-cell office:value-type="float" office:value="-5.939706">
            <text:p>-5,939706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6812">
            <text:p>0,106812</text:p>
          </table:table-cell>
          <table:table-cell office:value-type="float" office:value="-5.959706">
            <text:p>-5,959706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06812">
            <text:p>0,106812</text:p>
          </table:table-cell>
          <table:table-cell office:value-type="float" office:value="-5.959706">
            <text:p>-5,959706</text:p>
          </table:table-cell>
          <table:table-cell table:number-columns-repeated="1019"/>
        </table:table-row>
        <table:table-row table:style-name="ro1">
          <table:table-cell office:value-type="float" office:value="1707.330322">
            <text:p>1707,33032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0244">
            <text:p>0,10244</text:p>
          </table:table-cell>
          <table:table-cell office:value-type="float" office:value="-5.98">
            <text:p>-5,98</text:p>
          </table:table-cell>
          <table:table-cell table:number-columns-repeated="1019"/>
        </table:table-row>
        <table:table-row table:style-name="ro1">
          <table:table-cell office:value-type="float" office:value="1707.330322">
            <text:p>1707,33032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244">
            <text:p>0,10244</text:p>
          </table:table-cell>
          <table:table-cell office:value-type="float" office:value="-5.98">
            <text:p>-5,98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6818">
            <text:p>0,096818</text:p>
          </table:table-cell>
          <table:table-cell office:value-type="float" office:value="-6">
            <text:p>-6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6818">
            <text:p>0,096818</text:p>
          </table:table-cell>
          <table:table-cell office:value-type="float" office:value="-6">
            <text:p>-6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6.019706">
            <text:p>-6,019706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6193">
            <text:p>0,096193</text:p>
          </table:table-cell>
          <table:table-cell office:value-type="float" office:value="-6.019706">
            <text:p>-6,019706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6818">
            <text:p>0,096818</text:p>
          </table:table-cell>
          <table:table-cell office:value-type="float" office:value="-6.04">
            <text:p>-6,04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6818">
            <text:p>0,096818</text:p>
          </table:table-cell>
          <table:table-cell office:value-type="float" office:value="-6.04">
            <text:p>-6,04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5569">
            <text:p>0,095569</text:p>
          </table:table-cell>
          <table:table-cell office:value-type="float" office:value="-6.059412">
            <text:p>-6,059412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5569">
            <text:p>0,095569</text:p>
          </table:table-cell>
          <table:table-cell office:value-type="float" office:value="-6.059412">
            <text:p>-6,059412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4944">
            <text:p>0,094944</text:p>
          </table:table-cell>
          <table:table-cell office:value-type="float" office:value="-6.079118">
            <text:p>-6,079118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4944">
            <text:p>0,094944</text:p>
          </table:table-cell>
          <table:table-cell office:value-type="float" office:value="-6.079118">
            <text:p>-6,079118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6193">
            <text:p>0,096193</text:p>
          </table:table-cell>
          <table:table-cell office:value-type="float" office:value="-6.098235">
            <text:p>-6,098235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6193">
            <text:p>0,096193</text:p>
          </table:table-cell>
          <table:table-cell office:value-type="float" office:value="-6.098235">
            <text:p>-6,098235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5569">
            <text:p>0,095569</text:p>
          </table:table-cell>
          <table:table-cell office:value-type="float" office:value="-6.117647">
            <text:p>-6,117647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5569">
            <text:p>0,095569</text:p>
          </table:table-cell>
          <table:table-cell office:value-type="float" office:value="-6.136765">
            <text:p>-6,136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7443">
            <text:p>0,097443</text:p>
          </table:table-cell>
          <table:table-cell office:value-type="float" office:value="-6.136765">
            <text:p>-6,136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7443">
            <text:p>0,097443</text:p>
          </table:table-cell>
          <table:table-cell office:value-type="float" office:value="-6.155882">
            <text:p>-6,155882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8067">
            <text:p>0,098067</text:p>
          </table:table-cell>
          <table:table-cell office:value-type="float" office:value="-6.155882">
            <text:p>-6,155882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8067">
            <text:p>0,098067</text:p>
          </table:table-cell>
          <table:table-cell office:value-type="float" office:value="-6.175294">
            <text:p>-6,175294</text:p>
          </table:table-cell>
          <table:table-cell table:number-columns-repeated="1019"/>
        </table:table-row>
        <table:table-row table:style-name="ro1">
          <table:table-cell office:value-type="float" office:value="1634.456421">
            <text:p>1634,45642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8067">
            <text:p>0,098067</text:p>
          </table:table-cell>
          <table:table-cell office:value-type="float" office:value="-6.175294">
            <text:p>-6,175294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6.194118">
            <text:p>-6,194118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6.194118">
            <text:p>-6,194118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6.21353">
            <text:p>-6,21353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6.21353">
            <text:p>-6,21353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6.232059">
            <text:p>-6,232059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6.232059">
            <text:p>-6,232059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6.251176">
            <text:p>-6,251176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0566">
            <text:p>0,100566</text:p>
          </table:table-cell>
          <table:table-cell office:value-type="float" office:value="-6.251176">
            <text:p>-6,251176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6.270294">
            <text:p>-6,270294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6.270294">
            <text:p>-6,270294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6.289706">
            <text:p>-6,289706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9941">
            <text:p>0,099941</text:p>
          </table:table-cell>
          <table:table-cell office:value-type="float" office:value="-6.289706">
            <text:p>-6,289706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0566">
            <text:p>0,100566</text:p>
          </table:table-cell>
          <table:table-cell office:value-type="float" office:value="-6.309706">
            <text:p>-6,309706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6.309706">
            <text:p>-6,309706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6.329412">
            <text:p>-6,329412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6.329412">
            <text:p>-6,329412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6.348529">
            <text:p>-6,348529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6.348529">
            <text:p>-6,348529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98692">
            <text:p>0,098692</text:p>
          </table:table-cell>
          <table:table-cell office:value-type="float" office:value="-6.367647">
            <text:p>-6,367647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6.386765">
            <text:p>-6,386765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99941">
            <text:p>0,099941</text:p>
          </table:table-cell>
          <table:table-cell office:value-type="float" office:value="-6.386765">
            <text:p>-6,386765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6.405294">
            <text:p>-6,405294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6.405294">
            <text:p>-6,405294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6.425">
            <text:p>-6,42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6.425">
            <text:p>-6,425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6.444118">
            <text:p>-6,444118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9317">
            <text:p>0,099317</text:p>
          </table:table-cell>
          <table:table-cell office:value-type="float" office:value="-6.444118">
            <text:p>-6,444118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0566">
            <text:p>0,100566</text:p>
          </table:table-cell>
          <table:table-cell office:value-type="float" office:value="-6.462941">
            <text:p>-6,462941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6.462941">
            <text:p>-6,462941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99941">
            <text:p>0,099941</text:p>
          </table:table-cell>
          <table:table-cell office:value-type="float" office:value="-6.482059">
            <text:p>-6,482059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9941">
            <text:p>0,099941</text:p>
          </table:table-cell>
          <table:table-cell office:value-type="float" office:value="-6.482059">
            <text:p>-6,482059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6.501765">
            <text:p>-6,501765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6.501765">
            <text:p>-6,501765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8692">
            <text:p>0,098692</text:p>
          </table:table-cell>
          <table:table-cell office:value-type="float" office:value="-6.521176">
            <text:p>-6,521176</text:p>
          </table:table-cell>
          <table:table-cell table:number-columns-repeated="1019"/>
        </table:table-row>
        <table:table-row table:style-name="ro1">
          <table:table-cell office:value-type="float" office:value="1644.866943">
            <text:p>1644,86694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6.521176">
            <text:p>-6,521176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96818">
            <text:p>0,096818</text:p>
          </table:table-cell>
          <table:table-cell office:value-type="float" office:value="-6.54">
            <text:p>-6,54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96818">
            <text:p>0,096818</text:p>
          </table:table-cell>
          <table:table-cell office:value-type="float" office:value="-6.54">
            <text:p>-6,54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7443">
            <text:p>0,097443</text:p>
          </table:table-cell>
          <table:table-cell office:value-type="float" office:value="-6.559412">
            <text:p>-6,559412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7443">
            <text:p>0,097443</text:p>
          </table:table-cell>
          <table:table-cell office:value-type="float" office:value="-6.559412">
            <text:p>-6,559412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6.579412">
            <text:p>-6,579412</text:p>
          </table:table-cell>
          <table:table-cell table:number-columns-repeated="1019"/>
        </table:table-row>
        <table:table-row table:style-name="ro1">
          <table:table-cell office:value-type="float" office:value="1603.224731">
            <text:p>1603,22473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6193">
            <text:p>0,096193</text:p>
          </table:table-cell>
          <table:table-cell office:value-type="float" office:value="-6.579412">
            <text:p>-6,579412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3">
            <text:p>-0,003223</text:p>
          </table:table-cell>
          <table:table-cell office:value-type="float" office:value="-0.003197">
            <text:p>-0,003197</text:p>
          </table:table-cell>
          <table:table-cell office:value-type="float" office:value="0.095569">
            <text:p>0,095569</text:p>
          </table:table-cell>
          <table:table-cell office:value-type="float" office:value="-6.597647">
            <text:p>-6,597647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5569">
            <text:p>0,095569</text:p>
          </table:table-cell>
          <table:table-cell office:value-type="float" office:value="-6.597647">
            <text:p>-6,597647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94944">
            <text:p>0,094944</text:p>
          </table:table-cell>
          <table:table-cell office:value-type="float" office:value="-6.617941">
            <text:p>-6,617941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94944">
            <text:p>0,094944</text:p>
          </table:table-cell>
          <table:table-cell office:value-type="float" office:value="-6.636765">
            <text:p>-6,636765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93695">
            <text:p>0,093695</text:p>
          </table:table-cell>
          <table:table-cell office:value-type="float" office:value="-6.636765">
            <text:p>-6,636765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3695">
            <text:p>0,093695</text:p>
          </table:table-cell>
          <table:table-cell office:value-type="float" office:value="-6.656177">
            <text:p>-6,656177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307">
            <text:p>0,09307</text:p>
          </table:table-cell>
          <table:table-cell office:value-type="float" office:value="-6.656177">
            <text:p>-6,656177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307">
            <text:p>0,09307</text:p>
          </table:table-cell>
          <table:table-cell office:value-type="float" office:value="-6.675588">
            <text:p>-6,675588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307">
            <text:p>0,09307</text:p>
          </table:table-cell>
          <table:table-cell office:value-type="float" office:value="-6.675588">
            <text:p>-6,675588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307">
            <text:p>0,09307</text:p>
          </table:table-cell>
          <table:table-cell office:value-type="float" office:value="-6.694706">
            <text:p>-6,694706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307">
            <text:p>0,09307</text:p>
          </table:table-cell>
          <table:table-cell office:value-type="float" office:value="-6.694706">
            <text:p>-6,694706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1196">
            <text:p>0,091196</text:p>
          </table:table-cell>
          <table:table-cell office:value-type="float" office:value="-6.713823">
            <text:p>-6,713823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1196">
            <text:p>0,091196</text:p>
          </table:table-cell>
          <table:table-cell office:value-type="float" office:value="-6.713823">
            <text:p>-6,713823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0572">
            <text:p>0,090572</text:p>
          </table:table-cell>
          <table:table-cell office:value-type="float" office:value="-6.732353">
            <text:p>-6,732353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0572">
            <text:p>0,090572</text:p>
          </table:table-cell>
          <table:table-cell office:value-type="float" office:value="-6.732353">
            <text:p>-6,732353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0572">
            <text:p>0,090572</text:p>
          </table:table-cell>
          <table:table-cell office:value-type="float" office:value="-6.751471">
            <text:p>-6,751471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0572">
            <text:p>0,090572</text:p>
          </table:table-cell>
          <table:table-cell office:value-type="float" office:value="-6.751471">
            <text:p>-6,751471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2446">
            <text:p>0,092446</text:p>
          </table:table-cell>
          <table:table-cell office:value-type="float" office:value="-6.770882">
            <text:p>-6,770882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2446">
            <text:p>0,092446</text:p>
          </table:table-cell>
          <table:table-cell office:value-type="float" office:value="-6.770882">
            <text:p>-6,770882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6.789706">
            <text:p>-6,789706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947">
            <text:p>0,089947</text:p>
          </table:table-cell>
          <table:table-cell office:value-type="float" office:value="-6.789706">
            <text:p>-6,789706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9947">
            <text:p>0,089947</text:p>
          </table:table-cell>
          <table:table-cell office:value-type="float" office:value="-6.809706">
            <text:p>-6,809706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6.809706">
            <text:p>-6,809706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6.83">
            <text:p>-6,83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6.83">
            <text:p>-6,83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1196">
            <text:p>0,091196</text:p>
          </table:table-cell>
          <table:table-cell office:value-type="float" office:value="-6.85">
            <text:p>-6,85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1196">
            <text:p>0,091196</text:p>
          </table:table-cell>
          <table:table-cell office:value-type="float" office:value="-6.85">
            <text:p>-6,85</text:p>
          </table:table-cell>
          <table:table-cell table:number-columns-repeated="1019"/>
        </table:table-row>
        <table:table-row table:style-name="ro1">
          <table:table-cell office:value-type="float" office:value="1530.350952">
            <text:p>1530,35095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91821">
            <text:p>0,091821</text:p>
          </table:table-cell>
          <table:table-cell office:value-type="float" office:value="-6.869412">
            <text:p>-6,869412</text:p>
          </table:table-cell>
          <table:table-cell table:number-columns-repeated="1019"/>
        </table:table-row>
        <table:table-row table:style-name="ro1">
          <table:table-cell office:value-type="float" office:value="1530.350952">
            <text:p>1530,35095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1821">
            <text:p>0,091821</text:p>
          </table:table-cell>
          <table:table-cell office:value-type="float" office:value="-6.869412">
            <text:p>-6,869412</text:p>
          </table:table-cell>
          <table:table-cell table:number-columns-repeated="1019"/>
        </table:table-row>
        <table:table-row table:style-name="ro1">
          <table:table-cell office:value-type="float" office:value="1530.350952">
            <text:p>1530,35095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91821">
            <text:p>0,091821</text:p>
          </table:table-cell>
          <table:table-cell office:value-type="float" office:value="-6.889118">
            <text:p>-6,889118</text:p>
          </table:table-cell>
          <table:table-cell table:number-columns-repeated="1019"/>
        </table:table-row>
        <table:table-row table:style-name="ro1">
          <table:table-cell office:value-type="float" office:value="1530.350952">
            <text:p>1530,35095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1821">
            <text:p>0,091821</text:p>
          </table:table-cell>
          <table:table-cell office:value-type="float" office:value="-6.889118">
            <text:p>-6,889118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3695">
            <text:p>0,093695</text:p>
          </table:table-cell>
          <table:table-cell office:value-type="float" office:value="-6.909412">
            <text:p>-6,909412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93695">
            <text:p>0,093695</text:p>
          </table:table-cell>
          <table:table-cell office:value-type="float" office:value="-6.909412">
            <text:p>-6,909412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1196">
            <text:p>0,091196</text:p>
          </table:table-cell>
          <table:table-cell office:value-type="float" office:value="-6.929412">
            <text:p>-6,929412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1196">
            <text:p>0,091196</text:p>
          </table:table-cell>
          <table:table-cell office:value-type="float" office:value="-6.929412">
            <text:p>-6,929412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0572">
            <text:p>0,090572</text:p>
          </table:table-cell>
          <table:table-cell office:value-type="float" office:value="-6.949118">
            <text:p>-6,949118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0572">
            <text:p>0,090572</text:p>
          </table:table-cell>
          <table:table-cell office:value-type="float" office:value="-6.949118">
            <text:p>-6,949118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0572">
            <text:p>0,090572</text:p>
          </table:table-cell>
          <table:table-cell office:value-type="float" office:value="-6.969412">
            <text:p>-6,969412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90572">
            <text:p>0,090572</text:p>
          </table:table-cell>
          <table:table-cell office:value-type="float" office:value="-6.969412">
            <text:p>-6,969412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0572">
            <text:p>0,090572</text:p>
          </table:table-cell>
          <table:table-cell office:value-type="float" office:value="-6.988823">
            <text:p>-6,988823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0572">
            <text:p>0,090572</text:p>
          </table:table-cell>
          <table:table-cell office:value-type="float" office:value="-6.988823">
            <text:p>-6,988823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947">
            <text:p>0,089947</text:p>
          </table:table-cell>
          <table:table-cell office:value-type="float" office:value="-7.009412">
            <text:p>-7,009412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7.009412">
            <text:p>-7,009412</text:p>
          </table:table-cell>
          <table:table-cell table:number-columns-repeated="1019"/>
        </table:table-row>
        <table:table-row table:style-name="ro1">
          <table:table-cell office:value-type="float" office:value="1478.298218">
            <text:p>1478,29821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8698">
            <text:p>0,088698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1478.298218">
            <text:p>1478,29821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8698">
            <text:p>0,088698</text:p>
          </table:table-cell>
          <table:table-cell office:value-type="float" office:value="-7.046471">
            <text:p>-7,046471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7449">
            <text:p>0,087449</text:p>
          </table:table-cell>
          <table:table-cell office:value-type="float" office:value="-7.046471">
            <text:p>-7,046471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87449">
            <text:p>0,087449</text:p>
          </table:table-cell>
          <table:table-cell office:value-type="float" office:value="-7.065588">
            <text:p>-7,065588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7.065588">
            <text:p>-7,065588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86199">
            <text:p>0,086199</text:p>
          </table:table-cell>
          <table:table-cell office:value-type="float" office:value="-7.084412">
            <text:p>-7,084412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6199">
            <text:p>0,086199</text:p>
          </table:table-cell>
          <table:table-cell office:value-type="float" office:value="-7.084412">
            <text:p>-7,084412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7449">
            <text:p>0,087449</text:p>
          </table:table-cell>
          <table:table-cell office:value-type="float" office:value="-7.103529">
            <text:p>-7,103529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7449">
            <text:p>0,087449</text:p>
          </table:table-cell>
          <table:table-cell office:value-type="float" office:value="-7.103529">
            <text:p>-7,103529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7449">
            <text:p>0,087449</text:p>
          </table:table-cell>
          <table:table-cell office:value-type="float" office:value="-7.122941">
            <text:p>-7,122941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7449">
            <text:p>0,087449</text:p>
          </table:table-cell>
          <table:table-cell office:value-type="float" office:value="-7.122941">
            <text:p>-7,122941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87449">
            <text:p>0,087449</text:p>
          </table:table-cell>
          <table:table-cell office:value-type="float" office:value="-7.142059">
            <text:p>-7,142059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7449">
            <text:p>0,087449</text:p>
          </table:table-cell>
          <table:table-cell office:value-type="float" office:value="-7.142059">
            <text:p>-7,142059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7449">
            <text:p>0,087449</text:p>
          </table:table-cell>
          <table:table-cell office:value-type="float" office:value="-7.16147">
            <text:p>-7,16147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7449">
            <text:p>0,087449</text:p>
          </table:table-cell>
          <table:table-cell office:value-type="float" office:value="-7.16147">
            <text:p>-7,16147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88073">
            <text:p>0,088073</text:p>
          </table:table-cell>
          <table:table-cell office:value-type="float" office:value="-7.180588">
            <text:p>-7,180588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8073">
            <text:p>0,088073</text:p>
          </table:table-cell>
          <table:table-cell office:value-type="float" office:value="-7.180588">
            <text:p>-7,180588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8073">
            <text:p>0,088073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8073">
            <text:p>0,088073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6824">
            <text:p>0,086824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6824">
            <text:p>0,086824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7449">
            <text:p>0,087449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87449">
            <text:p>0,087449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6824">
            <text:p>0,086824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6824">
            <text:p>0,086824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7449">
            <text:p>0,087449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7449">
            <text:p>0,087449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6199">
            <text:p>0,086199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6824">
            <text:p>0,086824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6824">
            <text:p>0,086824</text:p>
          </table:table-cell>
          <table:table-cell office:value-type="float" office:value="-7.184706">
            <text:p>-7,184706</text:p>
          </table:table-cell>
          <table:table-cell table:number-columns-repeated="1019"/>
        </table:table-row>
        <table:table-row table:style-name="ro1" table:number-rows-repeated="10478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14:33.01</dc:date>
    <meta:document-statistic meta:table-count="1" meta:cell-count="3801" meta:object-count="0"/>
    <meta:generator>LibreOffice/4.0.4.2$Windows_x86 LibreOffice_project/9e9821abd0ffdbc09cd8c52eaa574fa09eb08f2</meta:generator>
  </office:meta>
</office:document-meta>
</file>